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3.246cm"/>
    </style:style>
    <style:style style:name="co4" style:family="table-column">
      <style:table-column-properties fo:break-before="auto" style:column-width="5.632cm"/>
    </style:style>
    <style:style style:name="co5" style:family="table-column">
      <style:table-column-properties fo:break-before="auto" style:column-width="5.826cm"/>
    </style:style>
    <style:style style:name="co6" style:family="table-column">
      <style:table-column-properties fo:break-before="auto" style:column-width="5.098cm"/>
    </style:style>
    <style:style style:name="co7" style:family="table-column">
      <style:table-column-properties fo:break-before="auto" style:column-width="5.0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4.232cm"/>
    </style:style>
    <style:style style:name="co10" style:family="table-column">
      <style:table-column-properties fo:break-before="auto" style:column-width="4.161cm"/>
    </style:style>
    <style:style style:name="co11" style:family="table-column">
      <style:table-column-properties fo:break-before="auto" style:column-width="3.815cm"/>
    </style:style>
    <style:style style:name="co12" style:family="table-column">
      <style:table-column-properties fo:break-before="auto" style:column-width="3.745cm"/>
    </style:style>
    <style:style style:name="co13" style:family="table-column">
      <style:table-column-properties fo:break-before="auto" style:column-width="3.988cm"/>
    </style:style>
    <style:style style:name="co15" style:family="table-column">
      <style:table-column-properties fo:break-before="auto" style:column-width="3.91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5cm solid #000000" fo:border-right="none" fo:border-top="0.035cm solid #000000"/>
    </style:style>
    <style:style style:name="ce2" style:family="table-cell" style:parent-style-name="Default">
      <style:table-cell-properties fo:border-bottom="none" fo:border-left="0.035cm solid #000000" fo:border-right="none" fo:border-top="none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35cm solid #000000"/>
    </style:style>
    <style:style style:name="ce5" style:family="table-cell" style:parent-style-name="Default">
      <style:table-cell-properties fo:border-bottom="0.035cm solid #000000" fo:border-left="none" fo:border-right="none" fo:border-top="none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0.035cm solid #000000" fo:border-top="0.035cm solid #000000"/>
    </style:style>
    <style:style style:name="ce9" style:family="table-cell" style:parent-style-name="Default">
      <style:table-cell-properties fo:border-bottom="none" fo:border-left="none" fo:border-right="0.035cm solid #000000" fo:border-top="none"/>
    </style:style>
    <style:style style:name="ce10" style:family="table-cell" style:parent-style-name="Default">
      <style:table-cell-properties fo:border-bottom="0.035cm solid #000000" fo:border-left="none" fo:border-right="0.035cm solid #000000" fo:border-top="none"/>
    </style:style>
    <style:style style:name="ce11" style:family="table-cell" style:parent-style-name="Default">
      <style:table-cell-properties fo:border-bottom="none" fo:border-left="0.035cm solid #000000" fo:border-right="0.035cm solid #000000" fo:border-top="0.035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style-name="ce4" office:value-type="string">
            <text:p>Размер матриц</text:p>
          </table:table-cell>
          <table:table-cell table:style-name="ce4" office:value-type="float" office:value="3600" table:number-columns-spanned="2" table:number-rows-spanned="1">
            <text:p>3600</text:p>
          </table:table-cell>
          <table:covered-table-cell table:style-name="ce4"/>
          <table:table-cell table:style-name="ce4" office:value-type="float" office:value="3900" table:number-columns-spanned="2" table:number-rows-spanned="1">
            <text:p>3900</text:p>
          </table:table-cell>
          <table:covered-table-cell table:style-name="ce4"/>
          <table:table-cell table:style-name="ce8" office:value-type="float" office:value="4200" table:number-columns-spanned="2" table:number-rows-spanned="1">
            <text:p>4200</text:p>
          </table:table-cell>
          <table:covered-table-cell table:style-name="ce8"/>
          <table:table-cell table:number-columns-repeated="6"/>
        </table:table-row>
        <table:table-row table:style-name="ro1">
          <table:table-cell office:value-type="string">
            <text:p>Размер решетки</text:p>
          </table:table-cell>
          <table:table-cell office:value-type="string">
            <text:p>№ испытания</text:p>
          </table:table-cell>
          <table:table-cell table:style-name="ce6" office:value-type="string">
            <text:p>Время</text:p>
          </table:table-cell>
          <table:table-cell table:style-name="ce6" office:value-type="string">
            <text:p>Минимальное время</text:p>
          </table:table-cell>
          <table:table-cell office:value-type="string">
            <text:p>Время</text:p>
          </table:table-cell>
          <table:table-cell office:value-type="string">
            <text:p>Минимальное время</text:p>
          </table:table-cell>
          <table:table-cell office:value-type="string">
            <text:p>Время</text:p>
          </table:table-cell>
          <table:table-cell office:value-type="string">
            <text:p>Минимальное время</text:p>
          </table:table-cell>
          <table:table-cell table:number-columns-repeated="6"/>
        </table:table-row>
        <table:table-row table:style-name="ro1">
          <table:table-cell office:value-type="string" table:number-columns-spanned="1" table:number-rows-spanned="10">
            <text:p>1*1</text:p>
          </table:table-cell>
          <table:table-cell office:value-type="float" office:value="1">
            <text:p>1</text:p>
          </table:table-cell>
          <table:table-cell office:value-type="float" office:value="21.943579">
            <text:p>21,94</text:p>
          </table:table-cell>
          <table:table-cell table:formula="of:=MIN([.C4:.C13])" office:value-type="float" office:value="21.842494" table:number-columns-spanned="1" table:number-rows-spanned="10">
            <text:p>21,84</text:p>
          </table:table-cell>
          <table:table-cell office:value-type="float" office:value="27.89133">
            <text:p>27,89</text:p>
          </table:table-cell>
          <table:table-cell table:formula="of:=MIN([.E4:.E13])" office:value-type="float" office:value="27.89133" table:number-columns-spanned="1" table:number-rows-spanned="10">
            <text:p>27,89</text:p>
          </table:table-cell>
          <table:table-cell office:value-type="float" office:value="35.081026">
            <text:p>35,08</text:p>
          </table:table-cell>
          <table:table-cell table:formula="of:=MIN([.G4:.G13])" office:value-type="float" office:value="34.781394" table:number-columns-spanned="1" table:number-rows-spanned="10">
            <text:p>34,78</text:p>
          </table:table-cell>
          <table:table-cell table:number-columns-repeated="2"/>
          <table:table-cell table:style-name="ce11" office:value-type="string" table:number-columns-spanned="4" table:number-rows-spanned="1">
            <text:p>Результаты измерений</text:p>
          </table:table-cell>
          <table:covered-table-cell table:style-name="ce4"/>
          <table:covered-table-cell table:style-name="ce8"/>
          <table:covered-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21.848787">
            <text:p>21,85</text:p>
          </table:table-cell>
          <table:covered-table-cell/>
          <table:table-cell office:value-type="float" office:value="28.004934">
            <text:p>28</text:p>
          </table:table-cell>
          <table:covered-table-cell/>
          <table:table-cell office:value-type="float" office:value="35.071526">
            <text:p>35,07</text:p>
          </table:table-cell>
          <table:covered-table-cell/>
          <table:table-cell table:number-columns-repeated="2"/>
          <table:table-cell table:style-name="ce2" office:value-type="string">
            <text:p>Размер решетки</text:p>
          </table:table-cell>
          <table:table-cell table:style-name="ce7" office:value-type="float" office:value="3600">
            <text:p>3600</text:p>
          </table:table-cell>
          <table:table-cell table:style-name="ce7" office:value-type="float" office:value="3900">
            <text:p>3900</text:p>
          </table:table-cell>
          <table:table-cell table:style-name="ce9" office:value-type="float" office:value="4200">
            <text:p>4200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21.886477">
            <text:p>21,89</text:p>
          </table:table-cell>
          <table:covered-table-cell/>
          <table:table-cell office:value-type="float" office:value="28.361838">
            <text:p>28,36</text:p>
          </table:table-cell>
          <table:covered-table-cell/>
          <table:table-cell office:value-type="float" office:value="34.781394">
            <text:p>34,78</text:p>
          </table:table-cell>
          <table:covered-table-cell/>
          <table:table-cell table:number-columns-repeated="2"/>
          <table:table-cell table:style-name="ce2" office:value-type="string">
            <text:p>1*1</text:p>
          </table:table-cell>
          <table:table-cell table:formula="of:=INDIRECT(ADDRESS(ROW([.L6])* 10  - 56; 4))" office:value-type="float" office:value="21.842494">
            <text:p>21,84</text:p>
          </table:table-cell>
          <table:table-cell table:formula="of:=INDIRECT(ADDRESS(ROW([.M6])* 10  - 56; 6))" office:value-type="float" office:value="27.89133">
            <text:p>27,89</text:p>
          </table:table-cell>
          <table:table-cell table:style-name="ce9" table:formula="of:=INDIRECT(ADDRESS(ROW([.N6])* 10  - 56; 8))" office:value-type="float" office:value="34.781394">
            <text:p>34,78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22.009862">
            <text:p>22,01</text:p>
          </table:table-cell>
          <table:covered-table-cell/>
          <table:table-cell office:value-type="float" office:value="28.363874">
            <text:p>28,36</text:p>
          </table:table-cell>
          <table:covered-table-cell/>
          <table:table-cell office:value-type="float" office:value="35.046641">
            <text:p>35,05</text:p>
          </table:table-cell>
          <table:covered-table-cell/>
          <table:table-cell table:number-columns-repeated="2"/>
          <table:table-cell table:style-name="ce2" office:value-type="string">
            <text:p>2*1</text:p>
          </table:table-cell>
          <table:table-cell table:formula="of:=INDIRECT(ADDRESS(ROW([.L7])* 10  - 56; 4))" office:value-type="float" office:value="11.50874375">
            <text:p>11,51</text:p>
          </table:table-cell>
          <table:table-cell table:formula="of:=INDIRECT(ADDRESS(ROW([.M7])* 10  - 56; 6))" office:value-type="float" office:value="15.7151575">
            <text:p>15,72</text:p>
          </table:table-cell>
          <table:table-cell table:style-name="ce9" table:formula="of:=INDIRECT(ADDRESS(ROW([.N7])* 10  - 56; 8))" office:value-type="float" office:value="21.6826681818182">
            <text:p>21,68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21.936734">
            <text:p>21,94</text:p>
          </table:table-cell>
          <table:covered-table-cell/>
          <table:table-cell office:value-type="float" office:value="27.983214">
            <text:p>27,98</text:p>
          </table:table-cell>
          <table:covered-table-cell/>
          <table:table-cell office:value-type="float" office:value="34.980277">
            <text:p>34,98</text:p>
          </table:table-cell>
          <table:covered-table-cell/>
          <table:table-cell table:number-columns-repeated="2"/>
          <table:table-cell table:style-name="ce2" office:value-type="string">
            <text:p>3*1</text:p>
          </table:table-cell>
          <table:table-cell table:formula="of:=INDIRECT(ADDRESS(ROW([.L8])* 10  - 56; 4))" office:value-type="float" office:value="9.40027631578947">
            <text:p>9,4</text:p>
          </table:table-cell>
          <table:table-cell table:formula="of:=INDIRECT(ADDRESS(ROW([.M8])* 10  - 56; 6))" office:value-type="float" office:value="13.3737214285714">
            <text:p>13,37</text:p>
          </table:table-cell>
          <table:table-cell table:style-name="ce9" table:formula="of:=INDIRECT(ADDRESS(ROW([.N8])* 10  - 56; 8))" office:value-type="float" office:value="18.3887456692913">
            <text:p>18,39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21.876932">
            <text:p>21,88</text:p>
          </table:table-cell>
          <table:covered-table-cell/>
          <table:table-cell office:value-type="float" office:value="27.976001">
            <text:p>27,98</text:p>
          </table:table-cell>
          <table:covered-table-cell/>
          <table:table-cell office:value-type="float" office:value="35.000113">
            <text:p>35</text:p>
          </table:table-cell>
          <table:covered-table-cell/>
          <table:table-cell table:number-columns-repeated="2"/>
          <table:table-cell table:style-name="ce2" office:value-type="string">
            <text:p>2*2</text:p>
          </table:table-cell>
          <table:table-cell table:formula="of:=INDIRECT(ADDRESS(ROW([.L9])* 10  - 56; 4))" office:value-type="float" office:value="7.27095">
            <text:p>7,27</text:p>
          </table:table-cell>
          <table:table-cell table:formula="of:=INDIRECT(ADDRESS(ROW([.M9])* 10  - 56; 6))" office:value-type="float" office:value="10.0598066666667">
            <text:p>10,06</text:p>
          </table:table-cell>
          <table:table-cell table:style-name="ce9" table:formula="of:=INDIRECT(ADDRESS(ROW([.N9])* 10  - 56; 8))" office:value-type="float" office:value="13.5414778443114">
            <text:p>13,54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21.892851">
            <text:p>21,89</text:p>
          </table:table-cell>
          <table:covered-table-cell/>
          <table:table-cell office:value-type="float" office:value="27.935475">
            <text:p>27,94</text:p>
          </table:table-cell>
          <table:covered-table-cell/>
          <table:table-cell office:value-type="float" office:value="35.163308">
            <text:p>35,16</text:p>
          </table:table-cell>
          <table:covered-table-cell/>
          <table:table-cell table:number-columns-repeated="2"/>
          <table:table-cell table:style-name="ce2" office:value-type="string">
            <text:p>5*1</text:p>
          </table:table-cell>
          <table:table-cell table:formula="of:=INDIRECT(ADDRESS(ROW([.L10])* 10  - 56; 4))" office:value-type="float" office:value="8.44074821428571">
            <text:p>8,44</text:p>
          </table:table-cell>
          <table:table-cell table:formula="of:=INDIRECT(ADDRESS(ROW([.M10])* 10  - 56; 6))" office:value-type="float" office:value="11.236843125">
            <text:p>11,24</text:p>
          </table:table-cell>
          <table:table-cell table:style-name="ce9" table:formula="of:=INDIRECT(ADDRESS(ROW([.N10])* 10  - 56; 8))" office:value-type="float" office:value="15.5241296551724">
            <text:p>15,52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21.897359">
            <text:p>21,9</text:p>
          </table:table-cell>
          <table:covered-table-cell/>
          <table:table-cell office:value-type="float" office:value="28.104285">
            <text:p>28,1</text:p>
          </table:table-cell>
          <table:covered-table-cell/>
          <table:table-cell office:value-type="float" office:value="35.119975">
            <text:p>35,12</text:p>
          </table:table-cell>
          <table:covered-table-cell/>
          <table:table-cell table:number-columns-repeated="2"/>
          <table:table-cell table:style-name="ce2" office:value-type="string">
            <text:p>3*2</text:p>
          </table:table-cell>
          <table:table-cell table:formula="of:=INDIRECT(ADDRESS(ROW([.L11])* 10  - 56; 4))" office:value-type="float" office:value="7.1986056122449">
            <text:p>7,2</text:p>
          </table:table-cell>
          <table:table-cell table:formula="of:=INDIRECT(ADDRESS(ROW([.M11])* 10  - 56; 6))" office:value-type="float" office:value="9.06746368421053">
            <text:p>9,07</text:p>
          </table:table-cell>
          <table:table-cell table:style-name="ce9" table:formula="of:=INDIRECT(ADDRESS(ROW([.N11])* 10  - 56; 8))" office:value-type="float" office:value="12.7258843023256">
            <text:p>12,73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21.842494">
            <text:p>21,84</text:p>
          </table:table-cell>
          <table:covered-table-cell/>
          <table:table-cell office:value-type="float" office:value="28.010605">
            <text:p>28,01</text:p>
          </table:table-cell>
          <table:covered-table-cell/>
          <table:table-cell office:value-type="float" office:value="35.110623">
            <text:p>35,11</text:p>
          </table:table-cell>
          <table:covered-table-cell/>
          <table:table-cell table:number-columns-repeated="2"/>
          <table:table-cell table:style-name="ce2" office:value-type="string">
            <text:p>4*2</text:p>
          </table:table-cell>
          <table:table-cell table:formula="of:=INDIRECT(ADDRESS(ROW([.L12])* 10  - 56; 4))" office:value-type="float" office:value="6.78884682926829">
            <text:p>6,79</text:p>
          </table:table-cell>
          <table:table-cell table:formula="of:=INDIRECT(ADDRESS(ROW([.M12])* 10  - 56; 6))" office:value-type="float" office:value="8.870189">
            <text:p>8,87</text:p>
          </table:table-cell>
          <table:table-cell table:style-name="ce9" table:formula="of:=INDIRECT(ADDRESS(ROW([.N12])* 10  - 56; 8))" office:value-type="float" office:value="11.8000112299465">
            <text:p>11,8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21.929483">
            <text:p>21,93</text:p>
          </table:table-cell>
          <table:covered-table-cell/>
          <table:table-cell office:value-type="float" office:value="27.965649">
            <text:p>27,97</text:p>
          </table:table-cell>
          <table:covered-table-cell/>
          <table:table-cell office:value-type="float" office:value="35.077927">
            <text:p>35,08</text:p>
          </table:table-cell>
          <table:covered-table-cell/>
          <table:table-cell table:number-columns-repeated="2"/>
          <table:table-cell table:style-name="ce2" office:value-type="string">
            <text:p>3*3</text:p>
          </table:table-cell>
          <table:table-cell table:formula="of:=INDIRECT(ADDRESS(ROW([.L13])* 10  - 56; 4))" office:value-type="float" office:value="5.95395958333333">
            <text:p>5,95</text:p>
          </table:table-cell>
          <table:table-cell table:formula="of:=INDIRECT(ADDRESS(ROW([.M13])* 10  - 56; 6))" office:value-type="float" office:value="7.89155260869565">
            <text:p>7,89</text:p>
          </table:table-cell>
          <table:table-cell table:style-name="ce9" table:formula="of:=INDIRECT(ADDRESS(ROW([.N13])* 10  - 56; 8))" office:value-type="float" office:value="10.5630353211009">
            <text:p>10,56</text:p>
          </table:table-cell>
        </table:table-row>
        <table:table-row table:style-name="ro1">
          <table:table-cell office:value-type="string" table:number-columns-spanned="1" table:number-rows-spanned="10">
            <text:p>2*1</text:p>
          </table:table-cell>
          <table:table-cell office:value-type="float" office:value="1">
            <text:p>1</text:p>
          </table:table-cell>
          <table:table-cell office:value-type="float" office:value="14.866357">
            <text:p>14,87</text:p>
          </table:table-cell>
          <table:table-cell table:formula="of:=MIN([.C14:.C23]) / 1.28" office:value-type="float" office:value="11.50874375" table:number-columns-spanned="1" table:number-rows-spanned="10">
            <text:p>11,51</text:p>
          </table:table-cell>
          <table:table-cell office:value-type="float" office:value="19.222392">
            <text:p>19,22</text:p>
          </table:table-cell>
          <table:table-cell table:formula="of:=MIN([.E14:.E23])/1.2" office:value-type="float" office:value="15.7151575" table:number-columns-spanned="1" table:number-rows-spanned="10">
            <text:p>15,72</text:p>
          </table:table-cell>
          <table:table-cell office:value-type="float" office:value="23.984648">
            <text:p>23,98</text:p>
          </table:table-cell>
          <table:table-cell table:formula="of:=MIN([.G14:.G23])/1.1" office:value-type="float" office:value="21.6826681818182" table:number-columns-spanned="1" table:number-rows-spanned="10">
            <text:p>21,68</text:p>
          </table:table-cell>
          <table:table-cell table:number-columns-repeated="2"/>
          <table:table-cell table:style-name="ce2" office:value-type="string">
            <text:p>5*2</text:p>
          </table:table-cell>
          <table:table-cell table:formula="of:=INDIRECT(ADDRESS(ROW([.L14])* 10  - 56; 4))" office:value-type="float" office:value="6.31684343891403">
            <text:p>6,32</text:p>
          </table:table-cell>
          <table:table-cell table:formula="of:=INDIRECT(ADDRESS(ROW([.M14])* 10  - 56; 6))" office:value-type="float" office:value="8.56140428571429">
            <text:p>8,56</text:p>
          </table:table-cell>
          <table:table-cell table:style-name="ce9" table:formula="of:=INDIRECT(ADDRESS(ROW([.N14])* 10  - 56; 8))" office:value-type="float" office:value="11.8473621052632">
            <text:p>11,8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5.249927">
            <text:p>15,25</text:p>
          </table:table-cell>
          <table:covered-table-cell/>
          <table:table-cell office:value-type="float" office:value="19.112374">
            <text:p>19,11</text:p>
          </table:table-cell>
          <table:covered-table-cell/>
          <table:table-cell office:value-type="float" office:value="24.01983">
            <text:p>24,02</text:p>
          </table:table-cell>
          <table:covered-table-cell/>
          <table:table-cell table:number-columns-repeated="2"/>
          <table:table-cell table:style-name="ce2" office:value-type="string">
            <text:p>4*3</text:p>
          </table:table-cell>
          <table:table-cell table:formula="of:=INDIRECT(ADDRESS(ROW([.L15])* 10  - 56; 4))" office:value-type="float" office:value="5.04642597864769">
            <text:p>5,05</text:p>
          </table:table-cell>
          <table:table-cell table:formula="of:=INDIRECT(ADDRESS(ROW([.M15])* 10  - 56; 6))" office:value-type="float" office:value="6.15292178571429">
            <text:p>6,15</text:p>
          </table:table-cell>
          <table:table-cell table:style-name="ce9" table:formula="of:=INDIRECT(ADDRESS(ROW([.N15])* 10  - 56; 8))" office:value-type="float" office:value="8.25981924528302">
            <text:p>8,26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4.997683">
            <text:p>15</text:p>
          </table:table-cell>
          <table:covered-table-cell/>
          <table:table-cell office:value-type="float" office:value="19.322408">
            <text:p>19,32</text:p>
          </table:table-cell>
          <table:covered-table-cell/>
          <table:table-cell office:value-type="float" office:value="23.850935">
            <text:p>23,85</text:p>
          </table:table-cell>
          <table:covered-table-cell/>
          <table:table-cell table:number-columns-repeated="2"/>
          <table:table-cell table:style-name="ce2" office:value-type="string">
            <text:p>5*3</text:p>
          </table:table-cell>
          <table:table-cell table:formula="of:=INDIRECT(ADDRESS(ROW([.L16])* 10  - 56; 4))" office:value-type="float" office:value="4.62598918032787">
            <text:p>4,63</text:p>
          </table:table-cell>
          <table:table-cell table:formula="of:=INDIRECT(ADDRESS(ROW([.M16])* 10  - 56; 6))" office:value-type="float" office:value="5.81651737704918">
            <text:p>5,82</text:p>
          </table:table-cell>
          <table:table-cell table:style-name="ce9" table:formula="of:=INDIRECT(ADDRESS(ROW([.N16])* 10  - 56; 8))" office:value-type="float" office:value="7.74246350877193">
            <text:p>7,74</text:p>
          </table:table-cell>
        </table:table-row>
        <table:table-row table:style-name="ro2">
          <table:covered-table-cell/>
          <table:table-cell office:value-type="float" office:value="4">
            <text:p>4</text:p>
          </table:table-cell>
          <table:table-cell office:value-type="float" office:value="15.072068">
            <text:p>15,07</text:p>
          </table:table-cell>
          <table:covered-table-cell/>
          <table:table-cell office:value-type="float" office:value="19.168888">
            <text:p>19,17</text:p>
          </table:table-cell>
          <table:covered-table-cell/>
          <table:table-cell office:value-type="float" office:value="23.919036">
            <text:p>23,92</text:p>
          </table:table-cell>
          <table:covered-table-cell/>
          <table:table-cell table:number-columns-repeated="2"/>
          <table:table-cell table:style-name="ce3" office:value-type="string">
            <text:p><text:span text:style-name="T1">4</text:span>*4</text:p>
          </table:table-cell>
          <table:table-cell table:style-name="ce5" table:formula="of:=INDIRECT(ADDRESS(ROW([.L17])* 10  - 56; 4))" office:value-type="float" office:value="4.21731393939394">
            <text:p>4,22</text:p>
          </table:table-cell>
          <table:table-cell table:style-name="ce5" table:formula="of:=INDIRECT(ADDRESS(ROW([.M17])* 10  - 56; 6))" office:value-type="float" office:value="5.6720534375">
            <text:p>5,67</text:p>
          </table:table-cell>
          <table:table-cell table:style-name="ce10" table:formula="of:=INDIRECT(ADDRESS(ROW([.N17])* 10  - 56; 8))" office:value-type="float" office:value="7.42819903225806">
            <text:p>7,43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4.756663">
            <text:p>14,76</text:p>
          </table:table-cell>
          <table:covered-table-cell/>
          <table:table-cell office:value-type="float" office:value="18.858189">
            <text:p>18,86</text:p>
          </table:table-cell>
          <table:covered-table-cell/>
          <table:table-cell office:value-type="float" office:value="23.932793">
            <text:p>23,93</text:p>
          </table:table-cell>
          <table:covered-table-cell/>
          <table:table-cell table:number-columns-repeated="2"/>
          <table:table-cell table:style-name="ce7"/>
          <table:table-cell/>
          <table:table-cell table:style-name="ce7"/>
          <table:table-cell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4.928987">
            <text:p>14,93</text:p>
          </table:table-cell>
          <table:covered-table-cell/>
          <table:table-cell office:value-type="float" office:value="19.249804">
            <text:p>19,25</text:p>
          </table:table-cell>
          <table:covered-table-cell/>
          <table:table-cell office:value-type="float" office:value="24.267704">
            <text:p>24,27</text:p>
          </table:table-cell>
          <table:covered-table-cell/>
          <table:table-cell table:number-columns-repeated="2"/>
          <table:table-cell table:style-name="ce7"/>
          <table:table-cell/>
          <table:table-cell table:style-name="ce7"/>
          <table:table-cell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4.94848">
            <text:p>14,95</text:p>
          </table:table-cell>
          <table:covered-table-cell/>
          <table:table-cell office:value-type="float" office:value="19.313706">
            <text:p>19,31</text:p>
          </table:table-cell>
          <table:covered-table-cell/>
          <table:table-cell office:value-type="float" office:value="24.075212">
            <text:p>24,08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4.731192">
            <text:p>14,73</text:p>
          </table:table-cell>
          <table:covered-table-cell/>
          <table:table-cell office:value-type="float" office:value="19.366376">
            <text:p>19,37</text:p>
          </table:table-cell>
          <table:covered-table-cell/>
          <table:table-cell office:value-type="float" office:value="23.947462">
            <text:p>23,95</text:p>
          </table:table-cell>
          <table:covered-table-cell/>
          <table:table-cell table:number-columns-repeated="2"/>
          <table:table-cell table:style-name="ce11" office:value-type="string" table:number-columns-spanned="4" table:number-rows-spanned="1">
            <text:p>Ускорение</text:p>
          </table:table-cell>
          <table:covered-table-cell table:number-columns-repeated="2" table:style-name="ce4"/>
          <table:covered-table-cell table:style-name="ce8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4.995551">
            <text:p>15</text:p>
          </table:table-cell>
          <table:covered-table-cell/>
          <table:table-cell office:value-type="float" office:value="19.197403">
            <text:p>19,2</text:p>
          </table:table-cell>
          <table:covered-table-cell/>
          <table:table-cell office:value-type="float" office:value="23.976343">
            <text:p>23,98</text:p>
          </table:table-cell>
          <table:covered-table-cell/>
          <table:table-cell table:number-columns-repeated="2"/>
          <table:table-cell table:style-name="ce2" office:value-type="string">
            <text:p>Размер решетки</text:p>
          </table:table-cell>
          <table:table-cell table:style-name="ce7" office:value-type="float" office:value="3600">
            <text:p>3600</text:p>
          </table:table-cell>
          <table:table-cell table:style-name="ce7" office:value-type="float" office:value="3900">
            <text:p>3900</text:p>
          </table:table-cell>
          <table:table-cell table:style-name="ce9" office:value-type="float" office:value="4200">
            <text:p>4200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14.882783">
            <text:p>14,88</text:p>
          </table:table-cell>
          <table:covered-table-cell/>
          <table:table-cell office:value-type="float" office:value="19.291377">
            <text:p>19,29</text:p>
          </table:table-cell>
          <table:covered-table-cell/>
          <table:table-cell office:value-type="float" office:value="24.195204">
            <text:p>24,2</text:p>
          </table:table-cell>
          <table:covered-table-cell/>
          <table:table-cell table:number-columns-repeated="2"/>
          <table:table-cell table:style-name="ce2" office:value-type="string">
            <text:p>1*1</text:p>
          </table:table-cell>
          <table:table-cell table:formula="of:=[.$L$6]/[.L6]" office:value-type="float" office:value="1">
            <text:p>1</text:p>
          </table:table-cell>
          <table:table-cell table:style-name="ce7" table:formula="of:=[.$M$6]/[.M6]" office:value-type="float" office:value="1">
            <text:p>1</text:p>
          </table:table-cell>
          <table:table-cell table:style-name="ce9" table:formula="of:=[.$N$6]/[.N6]" office:value-type="float" office:value="1">
            <text:p>1</text:p>
          </table:table-cell>
        </table:table-row>
        <table:table-row table:style-name="ro1">
          <table:table-cell office:value-type="string" table:number-columns-spanned="1" table:number-rows-spanned="10">
            <text:p>3*1</text:p>
          </table:table-cell>
          <table:table-cell office:value-type="float" office:value="1">
            <text:p>1</text:p>
          </table:table-cell>
          <table:table-cell office:value-type="float" office:value="14.344006">
            <text:p>14,34</text:p>
          </table:table-cell>
          <table:table-cell table:formula="of:=MIN([.C24:.C33]) / 1.52" office:value-type="float" office:value="9.40027631578947" table:number-columns-spanned="1" table:number-rows-spanned="10">
            <text:p>9,4</text:p>
          </table:table-cell>
          <table:table-cell office:value-type="float" office:value="18.916641">
            <text:p>18,92</text:p>
          </table:table-cell>
          <table:table-cell table:formula="of:=MIN([.E24:.E33])/1.4" office:value-type="float" office:value="13.3737214285714" table:number-columns-spanned="1" table:number-rows-spanned="10">
            <text:p>13,37</text:p>
          </table:table-cell>
          <table:table-cell office:value-type="float" office:value="23.596733">
            <text:p>23,6</text:p>
          </table:table-cell>
          <table:table-cell table:formula="of:=MIN([.G24:.G33])/1.27" office:value-type="float" office:value="18.3887456692913" table:number-columns-spanned="1" table:number-rows-spanned="10">
            <text:p>18,39</text:p>
          </table:table-cell>
          <table:table-cell table:number-columns-repeated="2"/>
          <table:table-cell table:style-name="ce2" office:value-type="string">
            <text:p>2*1</text:p>
          </table:table-cell>
          <table:table-cell table:formula="of:=[.$L$6]/[.L7]" office:value-type="float" office:value="1.89790427821455">
            <text:p>1,9</text:p>
          </table:table-cell>
          <table:table-cell table:style-name="ce7" table:formula="of:=[.$M$6]/[.M7]" office:value-type="float" office:value="1.77480435687647">
            <text:p>1,77</text:p>
          </table:table-cell>
          <table:table-cell table:style-name="ce9" table:formula="of:=[.$N$6]/[.N7]" office:value-type="float" office:value="1.60411042166691">
            <text:p>1,6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4.28842">
            <text:p>14,29</text:p>
          </table:table-cell>
          <table:covered-table-cell/>
          <table:table-cell office:value-type="float" office:value="18.86929">
            <text:p>18,87</text:p>
          </table:table-cell>
          <table:covered-table-cell/>
          <table:table-cell office:value-type="float" office:value="23.625951">
            <text:p>23,63</text:p>
          </table:table-cell>
          <table:covered-table-cell/>
          <table:table-cell table:number-columns-repeated="2"/>
          <table:table-cell table:style-name="ce2" office:value-type="string">
            <text:p>3*1</text:p>
          </table:table-cell>
          <table:table-cell table:formula="of:=[.$L$6]/[.L8]" office:value-type="float" office:value="2.32360127151917">
            <text:p>2,32</text:p>
          </table:table-cell>
          <table:table-cell table:style-name="ce7" table:formula="of:=[.$M$6]/[.M8]" office:value-type="float" office:value="2.08553244876279">
            <text:p>2,09</text:p>
          </table:table-cell>
          <table:table-cell table:style-name="ce9" table:formula="of:=[.$N$6]/[.N8]" office:value-type="float" office:value="1.89145005458876">
            <text:p>1,89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4.490809">
            <text:p>14,49</text:p>
          </table:table-cell>
          <table:covered-table-cell/>
          <table:table-cell office:value-type="float" office:value="18.887271">
            <text:p>18,89</text:p>
          </table:table-cell>
          <table:covered-table-cell/>
          <table:table-cell office:value-type="float" office:value="23.353707">
            <text:p>23,35</text:p>
          </table:table-cell>
          <table:covered-table-cell/>
          <table:table-cell table:number-columns-repeated="2"/>
          <table:table-cell table:style-name="ce2" office:value-type="string">
            <text:p>2*2</text:p>
          </table:table-cell>
          <table:table-cell table:formula="of:=[.$L$6]/[.L9]" office:value-type="float" office:value="3.0040770463282">
            <text:p>3</text:p>
          </table:table-cell>
          <table:table-cell table:style-name="ce7" table:formula="of:=[.$M$6]/[.M9]" office:value-type="float" office:value="2.77255129488903">
            <text:p>2,77</text:p>
          </table:table-cell>
          <table:table-cell table:style-name="ce9" table:formula="of:=[.$N$6]/[.N9]" office:value-type="float" office:value="2.56850798708143">
            <text:p>2,57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4.303504">
            <text:p>14,3</text:p>
          </table:table-cell>
          <table:covered-table-cell/>
          <table:table-cell office:value-type="float" office:value="18.947253">
            <text:p>18,95</text:p>
          </table:table-cell>
          <table:covered-table-cell/>
          <table:table-cell office:value-type="float" office:value="23.516735">
            <text:p>23,52</text:p>
          </table:table-cell>
          <table:covered-table-cell/>
          <table:table-cell table:number-columns-repeated="2"/>
          <table:table-cell table:style-name="ce2" office:value-type="string">
            <text:p>5*1</text:p>
          </table:table-cell>
          <table:table-cell table:formula="of:=[.$L$6]/[.L10]" office:value-type="float" office:value="2.58774381671902">
            <text:p>2,59</text:p>
          </table:table-cell>
          <table:table-cell table:style-name="ce7" table:formula="of:=[.$M$6]/[.M10]" office:value-type="float" office:value="2.48213218692594">
            <text:p>2,48</text:p>
          </table:table-cell>
          <table:table-cell table:style-name="ce9" table:formula="of:=[.$N$6]/[.N10]" office:value-type="float" office:value="2.24047304245564">
            <text:p>2,24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4.363556">
            <text:p>14,36</text:p>
          </table:table-cell>
          <table:covered-table-cell/>
          <table:table-cell office:value-type="float" office:value="18.72321">
            <text:p>18,72</text:p>
          </table:table-cell>
          <table:covered-table-cell/>
          <table:table-cell office:value-type="float" office:value="23.51954">
            <text:p>23,52</text:p>
          </table:table-cell>
          <table:covered-table-cell/>
          <table:table-cell table:number-columns-repeated="2"/>
          <table:table-cell table:style-name="ce2" office:value-type="string">
            <text:p>3*2</text:p>
          </table:table-cell>
          <table:table-cell table:formula="of:=[.$L$6]/[.L11]" office:value-type="float" office:value="3.03426735350603">
            <text:p>3,03</text:p>
          </table:table-cell>
          <table:table-cell table:style-name="ce7" table:formula="of:=[.$M$6]/[.M11]" office:value-type="float" office:value="3.07597923425578">
            <text:p>3,08</text:p>
          </table:table-cell>
          <table:table-cell table:style-name="ce9" table:formula="of:=[.$N$6]/[.N11]" office:value-type="float" office:value="2.73312197201446">
            <text:p>2,73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4.485427">
            <text:p>14,49</text:p>
          </table:table-cell>
          <table:covered-table-cell/>
          <table:table-cell office:value-type="float" office:value="18.880224">
            <text:p>18,88</text:p>
          </table:table-cell>
          <table:covered-table-cell/>
          <table:table-cell office:value-type="float" office:value="23.608458">
            <text:p>23,61</text:p>
          </table:table-cell>
          <table:covered-table-cell/>
          <table:table-cell table:number-columns-repeated="2"/>
          <table:table-cell table:style-name="ce2" office:value-type="string">
            <text:p>4*2</text:p>
          </table:table-cell>
          <table:table-cell table:formula="of:=[.$L$6]/[.L12]" office:value-type="float" office:value="3.21740857458029">
            <text:p>3,22</text:p>
          </table:table-cell>
          <table:table-cell table:style-name="ce7" table:formula="of:=[.$M$6]/[.M12]" office:value-type="float" office:value="3.14438959530626">
            <text:p>3,14</text:p>
          </table:table-cell>
          <table:table-cell table:style-name="ce9" table:formula="of:=[.$N$6]/[.N12]" office:value-type="float" office:value="2.94757295753503">
            <text:p>2,95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4.750953">
            <text:p>14,75</text:p>
          </table:table-cell>
          <table:covered-table-cell/>
          <table:table-cell office:value-type="float" office:value="18.852027">
            <text:p>18,85</text:p>
          </table:table-cell>
          <table:covered-table-cell/>
          <table:table-cell office:value-type="float" office:value="23.526703">
            <text:p>23,53</text:p>
          </table:table-cell>
          <table:covered-table-cell/>
          <table:table-cell table:number-columns-repeated="2"/>
          <table:table-cell table:style-name="ce2" office:value-type="string">
            <text:p>3*3</text:p>
          </table:table-cell>
          <table:table-cell table:formula="of:=[.$L$6]/[.L13]" office:value-type="float" office:value="3.66856605159746">
            <text:p>3,67</text:p>
          </table:table-cell>
          <table:table-cell table:style-name="ce7" table:formula="of:=[.$M$6]/[.M13]" office:value-type="float" office:value="3.53432732226441">
            <text:p>3,53</text:p>
          </table:table-cell>
          <table:table-cell table:style-name="ce9" table:formula="of:=[.$N$6]/[.N13]" office:value-type="float" office:value="3.29274616080475">
            <text:p>3,29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4.645386">
            <text:p>14,65</text:p>
          </table:table-cell>
          <table:covered-table-cell/>
          <table:table-cell office:value-type="float" office:value="18.891507">
            <text:p>18,89</text:p>
          </table:table-cell>
          <table:covered-table-cell/>
          <table:table-cell office:value-type="float" office:value="23.656635">
            <text:p>23,66</text:p>
          </table:table-cell>
          <table:covered-table-cell/>
          <table:table-cell table:number-columns-repeated="2"/>
          <table:table-cell table:style-name="ce2" office:value-type="string">
            <text:p>5*2</text:p>
          </table:table-cell>
          <table:table-cell table:formula="of:=[.$L$6]/[.L14]" office:value-type="float" office:value="3.45781785020068">
            <text:p>3,46</text:p>
          </table:table-cell>
          <table:table-cell table:style-name="ce7" table:formula="of:=[.$M$6]/[.M14]" office:value-type="float" office:value="3.2577984953403">
            <text:p>3,26</text:p>
          </table:table-cell>
          <table:table-cell table:style-name="ce9" table:formula="of:=[.$N$6]/[.N14]" office:value-type="float" office:value="2.93579226252808">
            <text:p>2,94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4.663768">
            <text:p>14,66</text:p>
          </table:table-cell>
          <table:covered-table-cell/>
          <table:table-cell office:value-type="float" office:value="18.744586">
            <text:p>18,74</text:p>
          </table:table-cell>
          <table:covered-table-cell/>
          <table:table-cell office:value-type="float" office:value="23.599297">
            <text:p>23,6</text:p>
          </table:table-cell>
          <table:covered-table-cell/>
          <table:table-cell table:number-columns-repeated="2"/>
          <table:table-cell table:style-name="ce2" office:value-type="string">
            <text:p>4*3</text:p>
          </table:table-cell>
          <table:table-cell table:formula="of:=[.$L$6]/[.L15]" office:value-type="float" office:value="4.32830959820265">
            <text:p>4,33</text:p>
          </table:table-cell>
          <table:table-cell table:style-name="ce7" table:formula="of:=[.$M$6]/[.M15]" office:value-type="float" office:value="4.53302202942957">
            <text:p>4,53</text:p>
          </table:table-cell>
          <table:table-cell table:style-name="ce9" table:formula="of:=[.$N$6]/[.N15]" office:value-type="float" office:value="4.21091466618508">
            <text:p>4,21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14.722003">
            <text:p>14,72</text:p>
          </table:table-cell>
          <table:covered-table-cell/>
          <table:table-cell office:value-type="float" office:value="18.771635">
            <text:p>18,77</text:p>
          </table:table-cell>
          <table:covered-table-cell/>
          <table:table-cell office:value-type="float" office:value="23.683168">
            <text:p>23,68</text:p>
          </table:table-cell>
          <table:covered-table-cell/>
          <table:table-cell table:number-columns-repeated="2"/>
          <table:table-cell table:style-name="ce2" office:value-type="string">
            <text:p>5*3</text:p>
          </table:table-cell>
          <table:table-cell table:formula="of:=[.$L$6]/[.L16]" office:value-type="float" office:value="4.72169154499663">
            <text:p>4,72</text:p>
          </table:table-cell>
          <table:table-cell table:style-name="ce7" table:formula="of:=[.$M$6]/[.M16]" office:value-type="float" office:value="4.79519413284204">
            <text:p>4,8</text:p>
          </table:table-cell>
          <table:table-cell table:style-name="ce9" table:formula="of:=[.$N$6]/[.N16]" office:value-type="float" office:value="4.49229033635017">
            <text:p>4,49</text:p>
          </table:table-cell>
        </table:table-row>
        <table:table-row table:style-name="ro2">
          <table:table-cell office:value-type="string" table:number-columns-spanned="1" table:number-rows-spanned="10">
            <text:p>2*2</text:p>
          </table:table-cell>
          <table:table-cell office:value-type="float" office:value="1">
            <text:p>1</text:p>
          </table:table-cell>
          <table:table-cell office:value-type="float" office:value="14.080295">
            <text:p>14,08</text:p>
          </table:table-cell>
          <table:table-cell table:formula="of:=MIN([.C34:.C43]) / 1.92" office:value-type="float" office:value="7.27095" table:number-columns-spanned="1" table:number-rows-spanned="10">
            <text:p>7,27</text:p>
          </table:table-cell>
          <table:table-cell office:value-type="float" office:value="18.443819">
            <text:p>18,44</text:p>
          </table:table-cell>
          <table:table-cell table:formula="of:=MIN([.E34:.E43])/ 1.8" office:value-type="float" office:value="10.0598066666667" table:number-columns-spanned="1" table:number-rows-spanned="10">
            <text:p>10,06</text:p>
          </table:table-cell>
          <table:table-cell office:value-type="float" office:value="22.797175">
            <text:p>22,8</text:p>
          </table:table-cell>
          <table:table-cell table:formula="of:=MIN([.G34:.G43])/ 1.67" office:value-type="float" office:value="13.5414778443114" table:number-columns-spanned="1" table:number-rows-spanned="10">
            <text:p>13,54</text:p>
          </table:table-cell>
          <table:table-cell table:number-columns-repeated="2"/>
          <table:table-cell table:style-name="ce3" office:value-type="string">
            <text:p><text:span text:style-name="T1">4</text:span>*4</text:p>
          </table:table-cell>
          <table:table-cell table:style-name="ce5" table:formula="of:=[.$L$6]/[.L17]" office:value-type="float" office:value="5.17924307127558">
            <text:p>5,18</text:p>
          </table:table-cell>
          <table:table-cell table:style-name="ce5" table:formula="of:=[.$M$6]/[.M17]" office:value-type="float" office:value="4.917324970107">
            <text:p>4,92</text:p>
          </table:table-cell>
          <table:table-cell table:style-name="ce10" table:formula="of:=[.$N$6]/[.N17]" office:value-type="float" office:value="4.6823454580251">
            <text:p>4,68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3.960224">
            <text:p>13,96</text:p>
          </table:table-cell>
          <table:covered-table-cell/>
          <table:table-cell office:value-type="float" office:value="18.471732">
            <text:p>18,47</text:p>
          </table:table-cell>
          <table:covered-table-cell/>
          <table:table-cell office:value-type="float" office:value="22.806191">
            <text:p>22,81</text:p>
          </table:table-cell>
          <table:covered-table-cell/>
          <table:table-cell table:number-columns-repeated="2"/>
          <table:table-cell table:style-name="ce7"/>
          <table:table-cell/>
          <table:table-cell table:style-name="ce7"/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4.055651">
            <text:p>14,06</text:p>
          </table:table-cell>
          <table:covered-table-cell/>
          <table:table-cell office:value-type="float" office:value="19.043161">
            <text:p>19,04</text:p>
          </table:table-cell>
          <table:covered-table-cell/>
          <table:table-cell office:value-type="float" office:value="22.759664">
            <text:p>22,76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4.301765">
            <text:p>14,3</text:p>
          </table:table-cell>
          <table:covered-table-cell/>
          <table:table-cell office:value-type="float" office:value="18.505364">
            <text:p>18,51</text:p>
          </table:table-cell>
          <table:covered-table-cell/>
          <table:table-cell office:value-type="float" office:value="22.737927">
            <text:p>22,74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4.689253">
            <text:p>14,69</text:p>
          </table:table-cell>
          <table:covered-table-cell/>
          <table:table-cell office:value-type="float" office:value="18.233378">
            <text:p>18,23</text:p>
          </table:table-cell>
          <table:covered-table-cell/>
          <table:table-cell office:value-type="float" office:value="22.614268">
            <text:p>22,61</text:p>
          </table:table-cell>
          <table:covered-table-cell/>
          <table:table-cell table:number-columns-repeated="2"/>
          <table:table-cell table:style-name="ce11" office:value-type="string" table:number-columns-spanned="4" table:number-rows-spanned="1">
            <text:p>Эффективность</text:p>
          </table:table-cell>
          <table:covered-table-cell table:number-columns-repeated="2" table:style-name="ce4"/>
          <table:covered-table-cell table:style-name="ce8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4.478441">
            <text:p>14,48</text:p>
          </table:table-cell>
          <table:covered-table-cell/>
          <table:table-cell office:value-type="float" office:value="18.449193">
            <text:p>18,45</text:p>
          </table:table-cell>
          <table:covered-table-cell/>
          <table:table-cell office:value-type="float" office:value="23.291567">
            <text:p>23,29</text:p>
          </table:table-cell>
          <table:covered-table-cell/>
          <table:table-cell table:number-columns-repeated="2"/>
          <table:table-cell table:style-name="ce2" office:value-type="string">
            <text:p>Размер решетки</text:p>
          </table:table-cell>
          <table:table-cell table:style-name="ce7" office:value-type="float" office:value="3600">
            <text:p>3600</text:p>
          </table:table-cell>
          <table:table-cell table:style-name="ce7" office:value-type="float" office:value="3900">
            <text:p>3900</text:p>
          </table:table-cell>
          <table:table-cell table:style-name="ce9" office:value-type="float" office:value="4200">
            <text:p>4200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4.386695">
            <text:p>14,39</text:p>
          </table:table-cell>
          <table:covered-table-cell/>
          <table:table-cell office:value-type="float" office:value="18.439132">
            <text:p>18,44</text:p>
          </table:table-cell>
          <table:covered-table-cell/>
          <table:table-cell office:value-type="float" office:value="23.126103">
            <text:p>23,13</text:p>
          </table:table-cell>
          <table:covered-table-cell/>
          <table:table-cell table:number-columns-repeated="2"/>
          <table:table-cell table:style-name="ce2" office:value-type="string">
            <text:p>1*1</text:p>
          </table:table-cell>
          <table:table-cell table:style-name="ce7" table:formula="of:=[.L23]/1" office:value-type="float" office:value="1">
            <text:p>1</text:p>
          </table:table-cell>
          <table:table-cell table:style-name="ce7" table:formula="of:=[.M23]/1" office:value-type="float" office:value="1">
            <text:p>1</text:p>
          </table:table-cell>
          <table:table-cell table:style-name="ce9" table:formula="of:=[.N23]/1" office:value-type="float" office:value="1">
            <text:p>1</text:p>
          </table:table-cell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4.333075">
            <text:p>14,33</text:p>
          </table:table-cell>
          <table:covered-table-cell/>
          <table:table-cell office:value-type="float" office:value="18.347996">
            <text:p>18,35</text:p>
          </table:table-cell>
          <table:covered-table-cell/>
          <table:table-cell office:value-type="float" office:value="22.976437">
            <text:p>22,98</text:p>
          </table:table-cell>
          <table:covered-table-cell/>
          <table:table-cell table:number-columns-repeated="2"/>
          <table:table-cell table:style-name="ce2" office:value-type="string">
            <text:p>2*1</text:p>
          </table:table-cell>
          <table:table-cell table:style-name="ce7" table:formula="of:=[.L24]/2" office:value-type="float" office:value="0.948952139107277">
            <text:p>0,95</text:p>
          </table:table-cell>
          <table:table-cell table:style-name="ce7" table:formula="of:=[.M24]/2" office:value-type="float" office:value="0.887402178438237">
            <text:p>0,89</text:p>
          </table:table-cell>
          <table:table-cell table:style-name="ce9" table:formula="of:=[.N24]/2" office:value-type="float" office:value="0.802055210833454">
            <text:p>0,8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4.245014">
            <text:p>14,25</text:p>
          </table:table-cell>
          <table:covered-table-cell/>
          <table:table-cell office:value-type="float" office:value="18.107652">
            <text:p>18,11</text:p>
          </table:table-cell>
          <table:covered-table-cell/>
          <table:table-cell office:value-type="float" office:value="23.192777">
            <text:p>23,19</text:p>
          </table:table-cell>
          <table:covered-table-cell/>
          <table:table-cell table:number-columns-repeated="2"/>
          <table:table-cell table:style-name="ce2" office:value-type="string">
            <text:p>3*1</text:p>
          </table:table-cell>
          <table:table-cell table:style-name="ce7" table:formula="of:=[.L25]/3" office:value-type="float" office:value="0.774533757173058">
            <text:p>0,77</text:p>
          </table:table-cell>
          <table:table-cell table:style-name="ce7" table:formula="of:=[.M25]/3" office:value-type="float" office:value="0.695177482920931">
            <text:p>0,7</text:p>
          </table:table-cell>
          <table:table-cell table:style-name="ce9" table:formula="of:=[.N25]/3" office:value-type="float" office:value="0.630483351529588">
            <text:p>0,63</text:p>
          </table:table-cell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14.495345">
            <text:p>14,5</text:p>
          </table:table-cell>
          <table:covered-table-cell/>
          <table:table-cell office:value-type="float" office:value="18.170841">
            <text:p>18,17</text:p>
          </table:table-cell>
          <table:covered-table-cell/>
          <table:table-cell office:value-type="float" office:value="23.303084">
            <text:p>23,3</text:p>
          </table:table-cell>
          <table:covered-table-cell/>
          <table:table-cell table:number-columns-repeated="2"/>
          <table:table-cell table:style-name="ce2" office:value-type="string">
            <text:p>2*2</text:p>
          </table:table-cell>
          <table:table-cell table:style-name="ce7" table:formula="of:=[.L26]/4" office:value-type="float" office:value="0.751019261582049">
            <text:p>0,75</text:p>
          </table:table-cell>
          <table:table-cell table:style-name="ce7" table:formula="of:=[.M26]/4" office:value-type="float" office:value="0.693137823722258">
            <text:p>0,69</text:p>
          </table:table-cell>
          <table:table-cell table:style-name="ce9" table:formula="of:=[.N26]/4" office:value-type="float" office:value="0.642126996770358">
            <text:p>0,64</text:p>
          </table:table-cell>
        </table:table-row>
        <table:table-row table:style-name="ro1">
          <table:table-cell office:value-type="string" table:number-columns-spanned="1" table:number-rows-spanned="10">
            <text:p>5*1</text:p>
          </table:table-cell>
          <table:table-cell office:value-type="float" office:value="1">
            <text:p>1</text:p>
          </table:table-cell>
          <table:table-cell office:value-type="float" office:value="14.438385">
            <text:p>14,44</text:p>
          </table:table-cell>
          <table:table-cell table:formula="of:=MIN([.C44:.C53]) / 1.68" office:value-type="float" office:value="8.44074821428571" table:number-columns-spanned="1" table:number-rows-spanned="10">
            <text:p>8,44</text:p>
          </table:table-cell>
          <table:table-cell office:value-type="float" office:value="18.193308">
            <text:p>18,19</text:p>
          </table:table-cell>
          <table:table-cell table:formula="of:=MIN([.E44:.E53])/ 1.6" office:value-type="float" office:value="11.236843125" table:number-columns-spanned="1" table:number-rows-spanned="10">
            <text:p>11,24</text:p>
          </table:table-cell>
          <table:table-cell office:value-type="float" office:value="22.811492">
            <text:p>22,81</text:p>
          </table:table-cell>
          <table:table-cell table:formula="of:=MIN([.G44:.G53])/ 1.45" office:value-type="float" office:value="15.5241296551724" table:number-columns-spanned="1" table:number-rows-spanned="10">
            <text:p>15,52</text:p>
          </table:table-cell>
          <table:table-cell table:number-columns-repeated="2"/>
          <table:table-cell table:style-name="ce2" office:value-type="string">
            <text:p>5*1</text:p>
          </table:table-cell>
          <table:table-cell table:style-name="ce7" table:formula="of:=[.L27]/5" office:value-type="float" office:value="0.517548763343805">
            <text:p>0,52</text:p>
          </table:table-cell>
          <table:table-cell table:style-name="ce7" table:formula="of:=[.M27]/5" office:value-type="float" office:value="0.496426437385189">
            <text:p>0,5</text:p>
          </table:table-cell>
          <table:table-cell table:style-name="ce9" table:formula="of:=[.N27]/5" office:value-type="float" office:value="0.448094608491128">
            <text:p>0,45</text:p>
          </table:table-cell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4.294817">
            <text:p>14,29</text:p>
          </table:table-cell>
          <table:covered-table-cell/>
          <table:table-cell office:value-type="float" office:value="19.595122">
            <text:p>19,6</text:p>
          </table:table-cell>
          <table:covered-table-cell/>
          <table:table-cell office:value-type="float" office:value="22.969248">
            <text:p>22,97</text:p>
          </table:table-cell>
          <table:covered-table-cell/>
          <table:table-cell table:number-columns-repeated="2"/>
          <table:table-cell table:style-name="ce2" office:value-type="string">
            <text:p>3*2</text:p>
          </table:table-cell>
          <table:table-cell table:style-name="ce7" table:formula="of:=[.L28]/6" office:value-type="float" office:value="0.505711225584339">
            <text:p>0,51</text:p>
          </table:table-cell>
          <table:table-cell table:style-name="ce7" table:formula="of:=[.M28]/6" office:value-type="float" office:value="0.512663205709297">
            <text:p>0,51</text:p>
          </table:table-cell>
          <table:table-cell table:style-name="ce9" table:formula="of:=[.N28]/6" office:value-type="float" office:value="0.455520328669077">
            <text:p>0,46</text:p>
          </table:table-cell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4.470487">
            <text:p>14,47</text:p>
          </table:table-cell>
          <table:covered-table-cell/>
          <table:table-cell office:value-type="float" office:value="18.003896">
            <text:p>18</text:p>
          </table:table-cell>
          <table:covered-table-cell/>
          <table:table-cell office:value-type="float" office:value="22.818408">
            <text:p>22,82</text:p>
          </table:table-cell>
          <table:covered-table-cell/>
          <table:table-cell table:number-columns-repeated="2"/>
          <table:table-cell table:style-name="ce2" office:value-type="string">
            <text:p>4*2</text:p>
          </table:table-cell>
          <table:table-cell table:style-name="ce7" table:formula="of:=[.L29]/8" office:value-type="float" office:value="0.402176071822536">
            <text:p>0,4</text:p>
          </table:table-cell>
          <table:table-cell table:style-name="ce7" table:formula="of:=[.M29]/8" office:value-type="float" office:value="0.393048699413282">
            <text:p>0,39</text:p>
          </table:table-cell>
          <table:table-cell table:style-name="ce9" table:formula="of:=[.N29]/8" office:value-type="float" office:value="0.368446619691878">
            <text:p>0,37</text:p>
          </table:table-cell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4.441823">
            <text:p>14,44</text:p>
          </table:table-cell>
          <table:covered-table-cell/>
          <table:table-cell office:value-type="float" office:value="18.237871">
            <text:p>18,24</text:p>
          </table:table-cell>
          <table:covered-table-cell/>
          <table:table-cell office:value-type="float" office:value="22.793191">
            <text:p>22,79</text:p>
          </table:table-cell>
          <table:covered-table-cell/>
          <table:table-cell table:number-columns-repeated="2"/>
          <table:table-cell table:style-name="ce2" office:value-type="string">
            <text:p>3*3</text:p>
          </table:table-cell>
          <table:table-cell table:style-name="ce7" table:formula="of:=[.L30]/9" office:value-type="float" office:value="0.407618450177495">
            <text:p>0,41</text:p>
          </table:table-cell>
          <table:table-cell table:style-name="ce7" table:formula="of:=[.M30]/9" office:value-type="float" office:value="0.392703035807156">
            <text:p>0,39</text:p>
          </table:table-cell>
          <table:table-cell table:style-name="ce9" table:formula="of:=[.N30]/9" office:value-type="float" office:value="0.365860684533861">
            <text:p>0,37</text:p>
          </table:table-cell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4.363454">
            <text:p>14,36</text:p>
          </table:table-cell>
          <table:covered-table-cell/>
          <table:table-cell office:value-type="float" office:value="18.099966">
            <text:p>18,1</text:p>
          </table:table-cell>
          <table:covered-table-cell/>
          <table:table-cell office:value-type="float" office:value="22.509988">
            <text:p>22,51</text:p>
          </table:table-cell>
          <table:covered-table-cell/>
          <table:table-cell table:number-columns-repeated="2"/>
          <table:table-cell table:style-name="ce2" office:value-type="string">
            <text:p>5*2</text:p>
          </table:table-cell>
          <table:table-cell table:style-name="ce7" table:formula="of:=[.L31]/10" office:value-type="float" office:value="0.345781785020068">
            <text:p>0,35</text:p>
          </table:table-cell>
          <table:table-cell table:style-name="ce7" table:formula="of:=[.M31]/10" office:value-type="float" office:value="0.32577984953403">
            <text:p>0,33</text:p>
          </table:table-cell>
          <table:table-cell table:style-name="ce9" table:formula="of:=[.N31]/10" office:value-type="float" office:value="0.293579226252808">
            <text:p>0,29</text:p>
          </table:table-cell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4.180457">
            <text:p>14,18</text:p>
          </table:table-cell>
          <table:covered-table-cell/>
          <table:table-cell office:value-type="float" office:value="18.149608">
            <text:p>18,15</text:p>
          </table:table-cell>
          <table:covered-table-cell/>
          <table:table-cell office:value-type="float" office:value="22.763387">
            <text:p>22,76</text:p>
          </table:table-cell>
          <table:covered-table-cell/>
          <table:table-cell table:number-columns-repeated="2"/>
          <table:table-cell table:style-name="ce2" office:value-type="string">
            <text:p>4*3</text:p>
          </table:table-cell>
          <table:table-cell table:style-name="ce7" table:formula="of:=[.L32]/12" office:value-type="float" office:value="0.360692466516888">
            <text:p>0,36</text:p>
          </table:table-cell>
          <table:table-cell table:style-name="ce7" table:formula="of:=[.M32]/12" office:value-type="float" office:value="0.377751835785798">
            <text:p>0,38</text:p>
          </table:table-cell>
          <table:table-cell table:style-name="ce9" table:formula="of:=[.N32]/12" office:value-type="float" office:value="0.350909555515423">
            <text:p>0,35</text:p>
          </table:table-cell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5.927235">
            <text:p>15,93</text:p>
          </table:table-cell>
          <table:covered-table-cell/>
          <table:table-cell office:value-type="float" office:value="18.167988">
            <text:p>18,17</text:p>
          </table:table-cell>
          <table:covered-table-cell/>
          <table:table-cell office:value-type="float" office:value="22.790681">
            <text:p>22,79</text:p>
          </table:table-cell>
          <table:covered-table-cell/>
          <table:table-cell table:number-columns-repeated="2"/>
          <table:table-cell table:style-name="ce2" office:value-type="string">
            <text:p>5*3</text:p>
          </table:table-cell>
          <table:table-cell table:style-name="ce7" table:formula="of:=[.L33]/15" office:value-type="float" office:value="0.314779436333109">
            <text:p>0,31</text:p>
          </table:table-cell>
          <table:table-cell table:style-name="ce7" table:formula="of:=[.M33]/15" office:value-type="float" office:value="0.319679608856136">
            <text:p>0,32</text:p>
          </table:table-cell>
          <table:table-cell table:style-name="ce9" table:formula="of:=[.N33]/15" office:value-type="float" office:value="0.299486022423345">
            <text:p>0,3</text:p>
          </table:table-cell>
        </table:table-row>
        <table:table-row table:style-name="ro2">
          <table:covered-table-cell/>
          <table:table-cell office:value-type="float" office:value="8">
            <text:p>8</text:p>
          </table:table-cell>
          <table:table-cell office:value-type="float" office:value="14.311884">
            <text:p>14,31</text:p>
          </table:table-cell>
          <table:covered-table-cell/>
          <table:table-cell office:value-type="float" office:value="17.978949">
            <text:p>17,98</text:p>
          </table:table-cell>
          <table:covered-table-cell/>
          <table:table-cell office:value-type="float" office:value="22.698213">
            <text:p>22,7</text:p>
          </table:table-cell>
          <table:covered-table-cell/>
          <table:table-cell table:number-columns-repeated="2"/>
          <table:table-cell table:style-name="ce3" office:value-type="string">
            <text:p><text:span text:style-name="T1">4</text:span>*4</text:p>
          </table:table-cell>
          <table:table-cell table:style-name="ce5" table:formula="of:=[.L34]/16" office:value-type="float" office:value="0.323702691954724">
            <text:p>0,32</text:p>
          </table:table-cell>
          <table:table-cell table:style-name="ce5" table:formula="of:=[.M34]/16" office:value-type="float" office:value="0.307332810631688">
            <text:p>0,31</text:p>
          </table:table-cell>
          <table:table-cell table:style-name="ce10" table:formula="of:=[.N34]/16" office:value-type="float" office:value="0.292646591126569">
            <text:p>0,29</text:p>
          </table:table-cell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4.255798">
            <text:p>14,26</text:p>
          </table:table-cell>
          <table:covered-table-cell/>
          <table:table-cell office:value-type="float" office:value="17.986246">
            <text:p>17,99</text:p>
          </table:table-cell>
          <table:covered-table-cell/>
          <table:table-cell office:value-type="float" office:value="22.658705">
            <text:p>22,66</text:p>
          </table:table-cell>
          <table:covered-table-cell/>
          <table:table-cell table:number-columns-repeated="2"/>
          <table:table-cell table:style-name="ce7"/>
          <table:table-cell/>
          <table:table-cell table:style-name="ce7"/>
          <table:table-cell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14.256062">
            <text:p>14,26</text:p>
          </table:table-cell>
          <table:covered-table-cell/>
          <table:table-cell office:value-type="float" office:value="18.022433">
            <text:p>18,02</text:p>
          </table:table-cell>
          <table:covered-table-cell/>
          <table:table-cell office:value-type="float" office:value="22.835427">
            <text:p>22,84</text:p>
          </table:table-cell>
          <table:covered-table-cell/>
          <table:table-cell table:number-columns-repeated="2"/>
          <table:table-cell table:style-name="ce7"/>
          <table:table-cell/>
          <table:table-cell table:style-name="ce7"/>
          <table:table-cell/>
        </table:table-row>
        <table:table-row table:style-name="ro1">
          <table:table-cell office:value-type="string" table:number-columns-spanned="1" table:number-rows-spanned="10">
            <text:p>3*2</text:p>
          </table:table-cell>
          <table:table-cell office:value-type="float" office:value="1">
            <text:p>1</text:p>
          </table:table-cell>
          <table:table-cell office:value-type="float" office:value="14.288609">
            <text:p>14,29</text:p>
          </table:table-cell>
          <table:table-cell table:formula="of:=MIN([.C54:.C63]) / 1.96" office:value-type="float" office:value="7.1986056122449" table:number-columns-spanned="1" table:number-rows-spanned="10">
            <text:p>7,2</text:p>
          </table:table-cell>
          <table:table-cell office:value-type="float" office:value="17.908352">
            <text:p>17,91</text:p>
          </table:table-cell>
          <table:table-cell table:formula="of:=MIN([.E54:.E63])/ 1.9" office:value-type="float" office:value="9.06746368421053" table:number-columns-spanned="1" table:number-rows-spanned="10">
            <text:p>9,07</text:p>
          </table:table-cell>
          <table:table-cell office:value-type="float" office:value="22.772655">
            <text:p>22,77</text:p>
          </table:table-cell>
          <table:table-cell table:formula="of:=MIN([.G54:.G63])/ 1.72" office:value-type="float" office:value="12.7258843023256" table:number-columns-spanned="1" table:number-rows-spanned="10">
            <text:p>12,73</text:p>
          </table:table-cell>
          <table:table-cell table:number-columns-repeated="2"/>
          <table:table-cell table:style-name="ce7"/>
          <table:table-cell/>
          <table:table-cell table:style-name="ce7"/>
          <table:table-cell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4.166713">
            <text:p>14,17</text:p>
          </table:table-cell>
          <table:covered-table-cell/>
          <table:table-cell office:value-type="float" office:value="17.976167">
            <text:p>17,98</text:p>
          </table:table-cell>
          <table:covered-table-cell/>
          <table:table-cell office:value-type="float" office:value="22.263186">
            <text:p>22,26</text:p>
          </table:table-cell>
          <table:covered-table-cell/>
          <table:table-cell table:number-columns-repeated="2"/>
          <table:table-cell table:style-name="ce7">
            <draw:frame table:end-cell-address="Sheet1.O75" table:end-x="0.636cm" table:end-y="0.334cm" draw:z-index="0" draw:style-name="gr1" draw:text-style-name="P1" svg:width="15.999cm" svg:height="8.999cm" svg:x="0.047cm" svg:y="0.368cm">
              <draw:object draw:notify-on-update-of-ranges="Sheet1.K6:Sheet1.K17 Sheet1.L5:Sheet1.L5 Sheet1.L6:Sheet1.L17 Sheet1.M5:Sheet1.M5 Sheet1.M6:Sheet1.M17 Sheet1.N5:Sheet1.N5 Sheet1.N6:Sheet1.N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7" table:number-columns-repeated="2"/>
          <table:table-cell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4.303614">
            <text:p>14,3</text:p>
          </table:table-cell>
          <table:covered-table-cell/>
          <table:table-cell office:value-type="float" office:value="17.535498">
            <text:p>17,54</text:p>
          </table:table-cell>
          <table:covered-table-cell/>
          <table:table-cell office:value-type="float" office:value="22.040317">
            <text:p>22,04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4.415214">
            <text:p>14,42</text:p>
          </table:table-cell>
          <table:covered-table-cell/>
          <table:table-cell office:value-type="float" office:value="17.228181">
            <text:p>17,23</text:p>
          </table:table-cell>
          <table:covered-table-cell/>
          <table:table-cell office:value-type="float" office:value="22.281006">
            <text:p>22,28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4.284552">
            <text:p>14,28</text:p>
          </table:table-cell>
          <table:covered-table-cell/>
          <table:table-cell office:value-type="float" office:value="17.332771">
            <text:p>17,33</text:p>
          </table:table-cell>
          <table:covered-table-cell/>
          <table:table-cell office:value-type="float" office:value="22.746562">
            <text:p>22,75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4.109267">
            <text:p>14,11</text:p>
          </table:table-cell>
          <table:covered-table-cell/>
          <table:table-cell office:value-type="float" office:value="17.626112">
            <text:p>17,63</text:p>
          </table:table-cell>
          <table:covered-table-cell/>
          <table:table-cell office:value-type="float" office:value="22.433306">
            <text:p>22,43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4.192254">
            <text:p>14,19</text:p>
          </table:table-cell>
          <table:covered-table-cell/>
          <table:table-cell office:value-type="float" office:value="17.596399">
            <text:p>17,6</text:p>
          </table:table-cell>
          <table:covered-table-cell/>
          <table:table-cell office:value-type="float" office:value="22.364427">
            <text:p>22,36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4.297842">
            <text:p>14,3</text:p>
          </table:table-cell>
          <table:covered-table-cell/>
          <table:table-cell office:value-type="float" office:value="17.507376">
            <text:p>17,51</text:p>
          </table:table-cell>
          <table:covered-table-cell/>
          <table:table-cell office:value-type="float" office:value="21.888521">
            <text:p>21,89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4.198732">
            <text:p>14,2</text:p>
          </table:table-cell>
          <table:covered-table-cell/>
          <table:table-cell office:value-type="float" office:value="17.58429">
            <text:p>17,58</text:p>
          </table:table-cell>
          <table:covered-table-cell/>
          <table:table-cell office:value-type="float" office:value="22.035776">
            <text:p>22,04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14.154634">
            <text:p>14,15</text:p>
          </table:table-cell>
          <table:covered-table-cell/>
          <table:table-cell office:value-type="float" office:value="17.885818">
            <text:p>17,89</text:p>
          </table:table-cell>
          <table:covered-table-cell/>
          <table:table-cell office:value-type="float" office:value="22.112249">
            <text:p>22,11</text:p>
          </table:table-cell>
          <table:covered-table-cell/>
          <table:table-cell table:number-columns-repeated="6"/>
        </table:table-row>
        <table:table-row table:style-name="ro1">
          <table:table-cell office:value-type="string" table:number-columns-spanned="1" table:number-rows-spanned="10">
            <text:p>4*2</text:p>
          </table:table-cell>
          <table:table-cell office:value-type="float" office:value="1">
            <text:p>1</text:p>
          </table:table-cell>
          <table:table-cell office:value-type="float" office:value="14.501314">
            <text:p>14,5</text:p>
          </table:table-cell>
          <table:table-cell table:formula="of:=MIN([.C64:.C73]) / 2.05" office:value-type="float" office:value="6.78884682926829" table:number-columns-spanned="1" table:number-rows-spanned="10">
            <text:p>6,79</text:p>
          </table:table-cell>
          <table:table-cell office:value-type="float" office:value="17.740378">
            <text:p>17,74</text:p>
          </table:table-cell>
          <table:table-cell table:formula="of:=MIN([.E64:.E73])/2" office:value-type="float" office:value="8.870189" table:number-columns-spanned="1" table:number-rows-spanned="10">
            <text:p>8,87</text:p>
          </table:table-cell>
          <table:table-cell office:value-type="float" office:value="22.282453">
            <text:p>22,28</text:p>
          </table:table-cell>
          <table:table-cell table:formula="of:=MIN([.G64:.G73])/1.87" office:value-type="float" office:value="11.8000112299465" table:number-columns-spanned="1" table:number-rows-spanned="10">
            <text:p>11,8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4.194881">
            <text:p>14,19</text:p>
          </table:table-cell>
          <table:covered-table-cell/>
          <table:table-cell office:value-type="float" office:value="18.099233">
            <text:p>18,1</text:p>
          </table:table-cell>
          <table:covered-table-cell/>
          <table:table-cell office:value-type="float" office:value="22.306129">
            <text:p>22,31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4.169103">
            <text:p>14,17</text:p>
          </table:table-cell>
          <table:covered-table-cell/>
          <table:table-cell office:value-type="float" office:value="18.53347">
            <text:p>18,53</text:p>
          </table:table-cell>
          <table:covered-table-cell/>
          <table:table-cell office:value-type="float" office:value="22.50723">
            <text:p>22,51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3.917136">
            <text:p>13,92</text:p>
          </table:table-cell>
          <table:covered-table-cell/>
          <table:table-cell office:value-type="float" office:value="18.621848">
            <text:p>18,62</text:p>
          </table:table-cell>
          <table:covered-table-cell/>
          <table:table-cell office:value-type="float" office:value="22.285525">
            <text:p>22,29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4.390017">
            <text:p>14,39</text:p>
          </table:table-cell>
          <table:covered-table-cell/>
          <table:table-cell office:value-type="float" office:value="17.750795">
            <text:p>17,75</text:p>
          </table:table-cell>
          <table:covered-table-cell/>
          <table:table-cell office:value-type="float" office:value="22.39288">
            <text:p>22,39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4.126281">
            <text:p>14,13</text:p>
          </table:table-cell>
          <table:covered-table-cell/>
          <table:table-cell office:value-type="float" office:value="17.75841">
            <text:p>17,76</text:p>
          </table:table-cell>
          <table:covered-table-cell/>
          <table:table-cell office:value-type="float" office:value="22.066021">
            <text:p>22,07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3.940947">
            <text:p>13,94</text:p>
          </table:table-cell>
          <table:covered-table-cell/>
          <table:table-cell office:value-type="float" office:value="17.906466">
            <text:p>17,91</text:p>
          </table:table-cell>
          <table:covered-table-cell/>
          <table:table-cell office:value-type="float" office:value="22.329355">
            <text:p>22,33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4.272593">
            <text:p>14,27</text:p>
          </table:table-cell>
          <table:covered-table-cell/>
          <table:table-cell office:value-type="float" office:value="18.262952">
            <text:p>18,26</text:p>
          </table:table-cell>
          <table:covered-table-cell/>
          <table:table-cell office:value-type="float" office:value="22.427141">
            <text:p>22,43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5.175545">
            <text:p>15,18</text:p>
          </table:table-cell>
          <table:covered-table-cell/>
          <table:table-cell office:value-type="float" office:value="17.996314">
            <text:p>18</text:p>
          </table:table-cell>
          <table:covered-table-cell/>
          <table:table-cell office:value-type="float" office:value="22.545433">
            <text:p>22,55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14.428418">
            <text:p>14,43</text:p>
          </table:table-cell>
          <table:covered-table-cell/>
          <table:table-cell office:value-type="float" office:value="18.20229">
            <text:p>18,2</text:p>
          </table:table-cell>
          <table:covered-table-cell/>
          <table:table-cell office:value-type="float" office:value="22.773521">
            <text:p>22,77</text:p>
          </table:table-cell>
          <table:covered-table-cell/>
          <table:table-cell table:number-columns-repeated="6"/>
        </table:table-row>
        <table:table-row table:style-name="ro1">
          <table:table-cell office:value-type="string" table:number-columns-spanned="1" table:number-rows-spanned="10">
            <text:p>3*3</text:p>
          </table:table-cell>
          <table:table-cell office:value-type="float" office:value="1">
            <text:p>1</text:p>
          </table:table-cell>
          <table:table-cell office:value-type="float" office:value="14.523029">
            <text:p>14,52</text:p>
          </table:table-cell>
          <table:table-cell table:formula="of:=MIN([.C74:.C83]) / 2.4" office:value-type="float" office:value="5.95395958333333" table:number-columns-spanned="1" table:number-rows-spanned="10">
            <text:p>5,95</text:p>
          </table:table-cell>
          <table:table-cell office:value-type="float" office:value="18.720907">
            <text:p>18,72</text:p>
          </table:table-cell>
          <table:table-cell table:formula="of:=MIN([.E74:.E83]) / 2.3" office:value-type="float" office:value="7.89155260869565" table:number-columns-spanned="1" table:number-rows-spanned="10">
            <text:p>7,89</text:p>
          </table:table-cell>
          <table:table-cell office:value-type="float" office:value="23.524797">
            <text:p>23,52</text:p>
          </table:table-cell>
          <table:table-cell table:formula="of:=MIN([.G74:.G83]) / 2.18" office:value-type="float" office:value="10.5630353211009" table:number-columns-spanned="1" table:number-rows-spanned="10">
            <text:p>10,56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5.072636">
            <text:p>15,07</text:p>
          </table:table-cell>
          <table:covered-table-cell/>
          <table:table-cell office:value-type="float" office:value="18.452705">
            <text:p>18,45</text:p>
          </table:table-cell>
          <table:covered-table-cell/>
          <table:table-cell office:value-type="float" office:value="23.865806">
            <text:p>23,87</text:p>
          </table:table-cell>
          <table:covered-table-cell/>
          <table:table-cell/>
          <table:table-cell>
            <draw:frame table:end-cell-address="Sheet1.O95" table:end-x="0.563cm" table:end-y="0.4cm" draw:z-index="1" draw:style-name="gr1" draw:text-style-name="P1" svg:width="15.978cm" svg:height="8.997cm" svg:x="4.14cm" svg:y="0.435cm">
              <draw:object draw:notify-on-update-of-ranges="Sheet1.K23:Sheet1.K34 Sheet1.L22:Sheet1.L22 Sheet1.L23:Sheet1.L34 Sheet1.M22:Sheet1.M22 Sheet1.M23:Sheet1.M34 Sheet1.N22:Sheet1.N22 Sheet1.N23:Sheet1.N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4.702967">
            <text:p>14,7</text:p>
          </table:table-cell>
          <table:covered-table-cell/>
          <table:table-cell office:value-type="float" office:value="18.150571">
            <text:p>18,15</text:p>
          </table:table-cell>
          <table:covered-table-cell/>
          <table:table-cell office:value-type="float" office:value="23.027417">
            <text:p>23,03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4.765288">
            <text:p>14,77</text:p>
          </table:table-cell>
          <table:covered-table-cell/>
          <table:table-cell office:value-type="float" office:value="18.208321">
            <text:p>18,21</text:p>
          </table:table-cell>
          <table:covered-table-cell/>
          <table:table-cell office:value-type="float" office:value="23.847442">
            <text:p>23,85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4.988894">
            <text:p>14,99</text:p>
          </table:table-cell>
          <table:covered-table-cell/>
          <table:table-cell office:value-type="float" office:value="18.593607">
            <text:p>18,59</text:p>
          </table:table-cell>
          <table:covered-table-cell/>
          <table:table-cell office:value-type="float" office:value="23.278831">
            <text:p>23,28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4.896897">
            <text:p>14,9</text:p>
          </table:table-cell>
          <table:covered-table-cell/>
          <table:table-cell office:value-type="float" office:value="18.30633">
            <text:p>18,31</text:p>
          </table:table-cell>
          <table:covered-table-cell/>
          <table:table-cell office:value-type="float" office:value="23.535109">
            <text:p>23,54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4.780369">
            <text:p>14,78</text:p>
          </table:table-cell>
          <table:covered-table-cell/>
          <table:table-cell office:value-type="float" office:value="18.363194">
            <text:p>18,36</text:p>
          </table:table-cell>
          <table:covered-table-cell/>
          <table:table-cell office:value-type="float" office:value="23.203008">
            <text:p>23,2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4.431476">
            <text:p>14,43</text:p>
          </table:table-cell>
          <table:covered-table-cell/>
          <table:table-cell office:value-type="float" office:value="18.415326">
            <text:p>18,42</text:p>
          </table:table-cell>
          <table:covered-table-cell/>
          <table:table-cell office:value-type="float" office:value="23.482466">
            <text:p>23,48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4.289503">
            <text:p>14,29</text:p>
          </table:table-cell>
          <table:covered-table-cell/>
          <table:table-cell office:value-type="float" office:value="18.52108">
            <text:p>18,52</text:p>
          </table:table-cell>
          <table:covered-table-cell/>
          <table:table-cell office:value-type="float" office:value="23.919118">
            <text:p>23,92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14.54645">
            <text:p>14,55</text:p>
          </table:table-cell>
          <table:covered-table-cell/>
          <table:table-cell office:value-type="float" office:value="18.570746">
            <text:p>18,57</text:p>
          </table:table-cell>
          <table:covered-table-cell/>
          <table:table-cell office:value-type="float" office:value="23.19735">
            <text:p>23,2</text:p>
          </table:table-cell>
          <table:covered-table-cell/>
          <table:table-cell table:number-columns-repeated="6"/>
        </table:table-row>
        <table:table-row table:style-name="ro1">
          <table:table-cell office:value-type="string" table:number-columns-spanned="1" table:number-rows-spanned="10">
            <text:p>5*2</text:p>
          </table:table-cell>
          <table:table-cell office:value-type="float" office:value="1">
            <text:p>1</text:p>
          </table:table-cell>
          <table:table-cell office:value-type="float" office:value="14.080295">
            <text:p>14,08</text:p>
          </table:table-cell>
          <table:table-cell table:formula="of:=MIN([.C84:.C93]) / 2.21" office:value-type="float" office:value="6.31684343891403" table:number-columns-spanned="1" table:number-rows-spanned="10">
            <text:p>6,32</text:p>
          </table:table-cell>
          <table:table-cell office:value-type="float" office:value="18.193308">
            <text:p>18,19</text:p>
          </table:table-cell>
          <table:table-cell table:formula="of:=MIN([.E84:.E93])/ 2.1" office:value-type="float" office:value="8.56140428571429" table:number-columns-spanned="1" table:number-rows-spanned="10">
            <text:p>8,56</text:p>
          </table:table-cell>
          <table:table-cell office:value-type="float" office:value="22.811492">
            <text:p>22,81</text:p>
          </table:table-cell>
          <table:table-cell table:formula="of:=MIN([.G84:.G93])/ 1.9" office:value-type="float" office:value="11.8473621052632" table:number-columns-spanned="1" table:number-rows-spanned="10">
            <text:p>11,85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3.960224">
            <text:p>13,96</text:p>
          </table:table-cell>
          <table:covered-table-cell/>
          <table:table-cell office:value-type="float" office:value="19.595122">
            <text:p>19,6</text:p>
          </table:table-cell>
          <table:covered-table-cell/>
          <table:table-cell office:value-type="float" office:value="22.969248">
            <text:p>22,97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4.055651">
            <text:p>14,06</text:p>
          </table:table-cell>
          <table:covered-table-cell/>
          <table:table-cell office:value-type="float" office:value="18.003896">
            <text:p>18</text:p>
          </table:table-cell>
          <table:covered-table-cell/>
          <table:table-cell office:value-type="float" office:value="22.818408">
            <text:p>22,82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4.301765">
            <text:p>14,3</text:p>
          </table:table-cell>
          <table:covered-table-cell/>
          <table:table-cell office:value-type="float" office:value="18.237871">
            <text:p>18,24</text:p>
          </table:table-cell>
          <table:covered-table-cell/>
          <table:table-cell office:value-type="float" office:value="22.793191">
            <text:p>22,79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4.689253">
            <text:p>14,69</text:p>
          </table:table-cell>
          <table:covered-table-cell/>
          <table:table-cell office:value-type="float" office:value="18.099966">
            <text:p>18,1</text:p>
          </table:table-cell>
          <table:covered-table-cell/>
          <table:table-cell office:value-type="float" office:value="22.509988">
            <text:p>22,51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4.478441">
            <text:p>14,48</text:p>
          </table:table-cell>
          <table:covered-table-cell/>
          <table:table-cell office:value-type="float" office:value="18.149608">
            <text:p>18,15</text:p>
          </table:table-cell>
          <table:covered-table-cell/>
          <table:table-cell office:value-type="float" office:value="22.763387">
            <text:p>22,76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4.386695">
            <text:p>14,39</text:p>
          </table:table-cell>
          <table:covered-table-cell/>
          <table:table-cell office:value-type="float" office:value="18.167988">
            <text:p>18,17</text:p>
          </table:table-cell>
          <table:covered-table-cell/>
          <table:table-cell office:value-type="float" office:value="22.790681">
            <text:p>22,79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4.333075">
            <text:p>14,33</text:p>
          </table:table-cell>
          <table:covered-table-cell/>
          <table:table-cell office:value-type="float" office:value="17.978949">
            <text:p>17,98</text:p>
          </table:table-cell>
          <table:covered-table-cell/>
          <table:table-cell office:value-type="float" office:value="22.698213">
            <text:p>22,7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4.245014">
            <text:p>14,25</text:p>
          </table:table-cell>
          <table:covered-table-cell/>
          <table:table-cell office:value-type="float" office:value="17.986246">
            <text:p>17,99</text:p>
          </table:table-cell>
          <table:covered-table-cell/>
          <table:table-cell office:value-type="float" office:value="22.658705">
            <text:p>22,66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14.495345">
            <text:p>14,5</text:p>
          </table:table-cell>
          <table:covered-table-cell/>
          <table:table-cell office:value-type="float" office:value="18.022433">
            <text:p>18,02</text:p>
          </table:table-cell>
          <table:covered-table-cell/>
          <table:table-cell office:value-type="float" office:value="22.835427">
            <text:p>22,84</text:p>
          </table:table-cell>
          <table:covered-table-cell/>
          <table:table-cell table:number-columns-repeated="6"/>
        </table:table-row>
        <table:table-row table:style-name="ro1">
          <table:table-cell office:value-type="string" table:number-columns-spanned="1" table:number-rows-spanned="10">
            <text:p>4*3</text:p>
          </table:table-cell>
          <table:table-cell office:value-type="float" office:value="1">
            <text:p>1</text:p>
          </table:table-cell>
          <table:table-cell office:value-type="float" office:value="14.438385">
            <text:p>14,44</text:p>
          </table:table-cell>
          <table:table-cell table:formula="of:=MIN([.C94:.C103]) / 2.81" office:value-type="float" office:value="5.04642597864769" table:number-columns-spanned="1" table:number-rows-spanned="10">
            <text:p>5,05</text:p>
          </table:table-cell>
          <table:table-cell office:value-type="float" office:value="17.908352">
            <text:p>17,91</text:p>
          </table:table-cell>
          <table:table-cell table:formula="of:=MIN([.E94:.E103])/ 2.8" office:value-type="float" office:value="6.15292178571429" table:number-columns-spanned="1" table:number-rows-spanned="10">
            <text:p>6,15</text:p>
          </table:table-cell>
          <table:table-cell office:value-type="float" office:value="22.772655">
            <text:p>22,77</text:p>
          </table:table-cell>
          <table:table-cell table:formula="of:=MIN([.G94:.G103])/ 2.65" office:value-type="float" office:value="8.25981924528302" table:number-columns-spanned="1" table:number-rows-spanned="10">
            <text:p>8,26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4.294817">
            <text:p>14,29</text:p>
          </table:table-cell>
          <table:covered-table-cell/>
          <table:table-cell office:value-type="float" office:value="17.976167">
            <text:p>17,98</text:p>
          </table:table-cell>
          <table:covered-table-cell/>
          <table:table-cell office:value-type="float" office:value="22.263186">
            <text:p>22,26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4.470487">
            <text:p>14,47</text:p>
          </table:table-cell>
          <table:covered-table-cell/>
          <table:table-cell office:value-type="float" office:value="17.535498">
            <text:p>17,54</text:p>
          </table:table-cell>
          <table:covered-table-cell/>
          <table:table-cell office:value-type="float" office:value="22.040317">
            <text:p>22,04</text:p>
          </table:table-cell>
          <table:covered-table-cell/>
          <table:table-cell table:number-columns-repeated="2"/>
          <table:table-cell>
            <draw:frame table:end-cell-address="Sheet1.O116" table:end-x="0.685cm" table:end-y="0.114cm" draw:z-index="2" draw:style-name="gr1" draw:text-style-name="P1" svg:width="15.999cm" svg:height="8.999cm" svg:x="0.096cm" svg:y="0.147cm">
              <draw:object draw:notify-on-update-of-ranges="Sheet1.K40:Sheet1.K51 Sheet1.L39:Sheet1.L39 Sheet1.L40:Sheet1.L51 Sheet1.M39:Sheet1.M39 Sheet1.M40:Sheet1.M51 Sheet1.N39:Sheet1.N39 Sheet1.N40:Sheet1.N5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4.441823">
            <text:p>14,44</text:p>
          </table:table-cell>
          <table:covered-table-cell/>
          <table:table-cell office:value-type="float" office:value="17.228181">
            <text:p>17,23</text:p>
          </table:table-cell>
          <table:covered-table-cell/>
          <table:table-cell office:value-type="float" office:value="22.281006">
            <text:p>22,28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4.363454">
            <text:p>14,36</text:p>
          </table:table-cell>
          <table:covered-table-cell/>
          <table:table-cell office:value-type="float" office:value="17.332771">
            <text:p>17,33</text:p>
          </table:table-cell>
          <table:covered-table-cell/>
          <table:table-cell office:value-type="float" office:value="22.746562">
            <text:p>22,75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4.180457">
            <text:p>14,18</text:p>
          </table:table-cell>
          <table:covered-table-cell/>
          <table:table-cell office:value-type="float" office:value="17.626112">
            <text:p>17,63</text:p>
          </table:table-cell>
          <table:covered-table-cell/>
          <table:table-cell office:value-type="float" office:value="22.433306">
            <text:p>22,43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5.927235">
            <text:p>15,93</text:p>
          </table:table-cell>
          <table:covered-table-cell/>
          <table:table-cell office:value-type="float" office:value="17.596399">
            <text:p>17,6</text:p>
          </table:table-cell>
          <table:covered-table-cell/>
          <table:table-cell office:value-type="float" office:value="22.364427">
            <text:p>22,36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4.311884">
            <text:p>14,31</text:p>
          </table:table-cell>
          <table:covered-table-cell/>
          <table:table-cell office:value-type="float" office:value="17.507376">
            <text:p>17,51</text:p>
          </table:table-cell>
          <table:covered-table-cell/>
          <table:table-cell office:value-type="float" office:value="21.888521">
            <text:p>21,89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4.255798">
            <text:p>14,26</text:p>
          </table:table-cell>
          <table:covered-table-cell/>
          <table:table-cell office:value-type="float" office:value="17.58429">
            <text:p>17,58</text:p>
          </table:table-cell>
          <table:covered-table-cell/>
          <table:table-cell office:value-type="float" office:value="22.035776">
            <text:p>22,04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14.256062">
            <text:p>14,26</text:p>
          </table:table-cell>
          <table:covered-table-cell/>
          <table:table-cell office:value-type="float" office:value="17.885818">
            <text:p>17,89</text:p>
          </table:table-cell>
          <table:covered-table-cell/>
          <table:table-cell office:value-type="float" office:value="22.112249">
            <text:p>22,11</text:p>
          </table:table-cell>
          <table:covered-table-cell/>
          <table:table-cell table:number-columns-repeated="6"/>
        </table:table-row>
        <table:table-row table:style-name="ro1">
          <table:table-cell office:value-type="string" table:number-columns-spanned="1" table:number-rows-spanned="10">
            <text:p>5*3</text:p>
          </table:table-cell>
          <table:table-cell office:value-type="float" office:value="1">
            <text:p>1</text:p>
          </table:table-cell>
          <table:table-cell office:value-type="float" office:value="14.288609">
            <text:p>14,29</text:p>
          </table:table-cell>
          <table:table-cell table:formula="of:=MIN([.C104:.C113]) / 3.05" office:value-type="float" office:value="4.62598918032787" table:number-columns-spanned="1" table:number-rows-spanned="10">
            <text:p>4,63</text:p>
          </table:table-cell>
          <table:table-cell office:value-type="float" office:value="17.740378">
            <text:p>17,74</text:p>
          </table:table-cell>
          <table:table-cell table:formula="of:=MIN([.E104:.E113])/3.05" office:value-type="float" office:value="5.81651737704918" table:number-columns-spanned="1" table:number-rows-spanned="10">
            <text:p>5,82</text:p>
          </table:table-cell>
          <table:table-cell office:value-type="float" office:value="22.282453">
            <text:p>22,28</text:p>
          </table:table-cell>
          <table:table-cell table:formula="of:=MIN([.G104:.G113])/2.85" office:value-type="float" office:value="7.74246350877193" table:number-columns-spanned="1" table:number-rows-spanned="10">
            <text:p>7,74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4.166713">
            <text:p>14,17</text:p>
          </table:table-cell>
          <table:covered-table-cell/>
          <table:table-cell office:value-type="float" office:value="18.099233">
            <text:p>18,1</text:p>
          </table:table-cell>
          <table:covered-table-cell/>
          <table:table-cell office:value-type="float" office:value="22.306129">
            <text:p>22,31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4.303614">
            <text:p>14,3</text:p>
          </table:table-cell>
          <table:covered-table-cell/>
          <table:table-cell office:value-type="float" office:value="18.53347">
            <text:p>18,53</text:p>
          </table:table-cell>
          <table:covered-table-cell/>
          <table:table-cell office:value-type="float" office:value="22.50723">
            <text:p>22,51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4.415214">
            <text:p>14,42</text:p>
          </table:table-cell>
          <table:covered-table-cell/>
          <table:table-cell office:value-type="float" office:value="18.621848">
            <text:p>18,62</text:p>
          </table:table-cell>
          <table:covered-table-cell/>
          <table:table-cell office:value-type="float" office:value="22.285525">
            <text:p>22,29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4.284552">
            <text:p>14,28</text:p>
          </table:table-cell>
          <table:covered-table-cell/>
          <table:table-cell office:value-type="float" office:value="17.750795">
            <text:p>17,75</text:p>
          </table:table-cell>
          <table:covered-table-cell/>
          <table:table-cell office:value-type="float" office:value="22.39288">
            <text:p>22,39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4.109267">
            <text:p>14,11</text:p>
          </table:table-cell>
          <table:covered-table-cell/>
          <table:table-cell office:value-type="float" office:value="17.75841">
            <text:p>17,76</text:p>
          </table:table-cell>
          <table:covered-table-cell/>
          <table:table-cell office:value-type="float" office:value="22.066021">
            <text:p>22,07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4.192254">
            <text:p>14,19</text:p>
          </table:table-cell>
          <table:covered-table-cell/>
          <table:table-cell office:value-type="float" office:value="17.906466">
            <text:p>17,91</text:p>
          </table:table-cell>
          <table:covered-table-cell/>
          <table:table-cell office:value-type="float" office:value="22.329355">
            <text:p>22,33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4.297842">
            <text:p>14,3</text:p>
          </table:table-cell>
          <table:covered-table-cell/>
          <table:table-cell office:value-type="float" office:value="18.262952">
            <text:p>18,26</text:p>
          </table:table-cell>
          <table:covered-table-cell/>
          <table:table-cell office:value-type="float" office:value="22.427141">
            <text:p>22,43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4.198732">
            <text:p>14,2</text:p>
          </table:table-cell>
          <table:covered-table-cell/>
          <table:table-cell office:value-type="float" office:value="17.996314">
            <text:p>18</text:p>
          </table:table-cell>
          <table:covered-table-cell/>
          <table:table-cell office:value-type="float" office:value="22.545433">
            <text:p>22,55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float" office:value="14.154634">
            <text:p>14,15</text:p>
          </table:table-cell>
          <table:covered-table-cell/>
          <table:table-cell office:value-type="float" office:value="18.20229">
            <text:p>18,2</text:p>
          </table:table-cell>
          <table:covered-table-cell/>
          <table:table-cell office:value-type="float" office:value="22.773521">
            <text:p>22,77</text:p>
          </table:table-cell>
          <table:covered-table-cell/>
          <table:table-cell table:number-columns-repeated="6"/>
        </table:table-row>
        <table:table-row table:style-name="ro1">
          <table:table-cell table:style-name="ce3" office:value-type="string" table:number-columns-spanned="1" table:number-rows-spanned="10">
            <text:p>4*4</text:p>
          </table:table-cell>
          <table:table-cell office:value-type="float" office:value="1">
            <text:p>1</text:p>
          </table:table-cell>
          <table:table-cell office:value-type="float" office:value="14.501314">
            <text:p>14,5</text:p>
          </table:table-cell>
          <table:table-cell table:style-name="ce5" table:formula="of:=MIN([.C114:.C123]) / 3.3" office:value-type="float" office:value="4.21731393939394" table:number-columns-spanned="1" table:number-rows-spanned="10">
            <text:p>4,22</text:p>
          </table:table-cell>
          <table:table-cell office:value-type="float" office:value="18.720907">
            <text:p>18,72</text:p>
          </table:table-cell>
          <table:table-cell table:style-name="ce5" table:formula="of:=MIN([.E114:.E123])/ 3.2" office:value-type="float" office:value="5.6720534375" table:number-columns-spanned="1" table:number-rows-spanned="10">
            <text:p>5,67</text:p>
          </table:table-cell>
          <table:table-cell office:value-type="float" office:value="23.524797">
            <text:p>23,52</text:p>
          </table:table-cell>
          <table:table-cell table:style-name="ce10" table:formula="of:=MIN([.G114:.G123])/ 3.1" office:value-type="float" office:value="7.42819903225806" table:number-columns-spanned="1" table:number-rows-spanned="10">
            <text:p>7,43</text:p>
          </table:table-cell>
          <table:table-cell table:number-columns-repeated="6"/>
        </table:table-row>
        <table:table-row table:style-name="ro1">
          <table:covered-table-cell/>
          <table:table-cell office:value-type="float" office:value="2">
            <text:p>2</text:p>
          </table:table-cell>
          <table:table-cell office:value-type="float" office:value="14.194881">
            <text:p>14,19</text:p>
          </table:table-cell>
          <table:covered-table-cell/>
          <table:table-cell office:value-type="float" office:value="18.452705">
            <text:p>18,45</text:p>
          </table:table-cell>
          <table:covered-table-cell/>
          <table:table-cell office:value-type="float" office:value="23.865806">
            <text:p>23,87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3">
            <text:p>3</text:p>
          </table:table-cell>
          <table:table-cell office:value-type="float" office:value="14.169103">
            <text:p>14,17</text:p>
          </table:table-cell>
          <table:covered-table-cell/>
          <table:table-cell office:value-type="float" office:value="18.150571">
            <text:p>18,15</text:p>
          </table:table-cell>
          <table:covered-table-cell/>
          <table:table-cell office:value-type="float" office:value="23.027417">
            <text:p>23,03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4">
            <text:p>4</text:p>
          </table:table-cell>
          <table:table-cell office:value-type="float" office:value="13.917136">
            <text:p>13,92</text:p>
          </table:table-cell>
          <table:covered-table-cell/>
          <table:table-cell office:value-type="float" office:value="18.208321">
            <text:p>18,21</text:p>
          </table:table-cell>
          <table:covered-table-cell/>
          <table:table-cell office:value-type="float" office:value="23.847442">
            <text:p>23,85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5">
            <text:p>5</text:p>
          </table:table-cell>
          <table:table-cell office:value-type="float" office:value="14.390017">
            <text:p>14,39</text:p>
          </table:table-cell>
          <table:covered-table-cell/>
          <table:table-cell office:value-type="float" office:value="18.593607">
            <text:p>18,59</text:p>
          </table:table-cell>
          <table:covered-table-cell/>
          <table:table-cell office:value-type="float" office:value="23.278831">
            <text:p>23,28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6">
            <text:p>6</text:p>
          </table:table-cell>
          <table:table-cell office:value-type="float" office:value="14.126281">
            <text:p>14,13</text:p>
          </table:table-cell>
          <table:covered-table-cell/>
          <table:table-cell office:value-type="float" office:value="18.30633">
            <text:p>18,31</text:p>
          </table:table-cell>
          <table:covered-table-cell/>
          <table:table-cell office:value-type="float" office:value="23.535109">
            <text:p>23,54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7">
            <text:p>7</text:p>
          </table:table-cell>
          <table:table-cell office:value-type="float" office:value="13.940947">
            <text:p>13,94</text:p>
          </table:table-cell>
          <table:covered-table-cell/>
          <table:table-cell office:value-type="float" office:value="18.363194">
            <text:p>18,36</text:p>
          </table:table-cell>
          <table:covered-table-cell/>
          <table:table-cell office:value-type="float" office:value="23.203008">
            <text:p>23,2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8">
            <text:p>8</text:p>
          </table:table-cell>
          <table:table-cell office:value-type="float" office:value="14.272593">
            <text:p>14,27</text:p>
          </table:table-cell>
          <table:covered-table-cell/>
          <table:table-cell office:value-type="float" office:value="18.415326">
            <text:p>18,42</text:p>
          </table:table-cell>
          <table:covered-table-cell/>
          <table:table-cell office:value-type="float" office:value="23.482466">
            <text:p>23,48</text:p>
          </table:table-cell>
          <table:covered-table-cell/>
          <table:table-cell table:number-columns-repeated="6"/>
        </table:table-row>
        <table:table-row table:style-name="ro1">
          <table:covered-table-cell/>
          <table:table-cell office:value-type="float" office:value="9">
            <text:p>9</text:p>
          </table:table-cell>
          <table:table-cell office:value-type="float" office:value="15.175545">
            <text:p>15,18</text:p>
          </table:table-cell>
          <table:covered-table-cell/>
          <table:table-cell office:value-type="float" office:value="18.52108">
            <text:p>18,52</text:p>
          </table:table-cell>
          <table:covered-table-cell/>
          <table:table-cell office:value-type="float" office:value="23.919118">
            <text:p>23,92</text:p>
          </table:table-cell>
          <table:covered-table-cell/>
          <table:table-cell table:number-columns-repeated="6"/>
        </table:table-row>
        <table:table-row table:style-name="ro1">
          <table:covered-table-cell table:style-name="ce3"/>
          <table:table-cell table:style-name="ce5" office:value-type="float" office:value="10">
            <text:p>10</text:p>
          </table:table-cell>
          <table:table-cell table:style-name="ce5" office:value-type="float" office:value="14.428418">
            <text:p>14,43</text:p>
          </table:table-cell>
          <table:covered-table-cell table:style-name="ce5"/>
          <table:table-cell table:style-name="ce5" office:value-type="float" office:value="18.570746">
            <text:p>18,57</text:p>
          </table:table-cell>
          <table:covered-table-cell table:style-name="ce5"/>
          <table:table-cell table:style-name="ce5" office:value-type="float" office:value="23.19735">
            <text:p>23,2</text:p>
          </table:table-cell>
          <table:covered-table-cell table:style-name="ce10"/>
          <table:table-cell table:number-columns-repeated="6"/>
        </table:table-row>
      </table:table>
      <table:table table:name="Sheet2" table:style-name="ta1" table:print="false">
        <table:table-column table:style-name="co1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4">24.04.2024</text:date>, <text:time>10:0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3M54S</meta:editing-duration>
    <meta:editing-cycles>10</meta:editing-cycles>
    <meta:generator>OpenOffice/4.1.5$Win32 OpenOffice.org_project/415m1$Build-9789</meta:generator>
    <dc:date>2024-04-24T00:50:18.97</dc:date>
    <dc:creator>Загнеев </dc:creator>
    <meta:document-statistic meta:table-count="3" meta:cell-count="699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664cm" style:legend-expansion="high" chart:style-name="ch2"/>
        <chart:plot-area chart:style-name="ch3" table:cell-range-address="Sheet1.K6:Sheet1.N17 Sheet1.L5:Sheet1.N5" chart:data-source-has-labels="both" svg:x="0.77cm" svg:y="0.855cm" svg:width="12.505cm" svg:height="7.545cm">
          <chartooo:coordinate-region svg:x="1.391cm" svg:y="1.067cm" svg:width="11.631cm" svg:height="6.66cm"/>
          <chart:axis chart:dimension="x" chart:name="primary-x" chart:style-name="ch4" chartooo:axis-type="auto">
            <chartooo:date-scale/>
            <chart:categories table:cell-range-address="Sheet1.K6:Sheet1.K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6:Sheet1.L17" chart:label-cell-address="Sheet1.L5:Sheet1.L5" chart:class="chart:line">
            <chart:data-point chart:repeated="12"/>
          </chart:series>
          <chart:series chart:style-name="ch7" chart:values-cell-range-address="Sheet1.M6:Sheet1.M17" chart:label-cell-address="Sheet1.M5:Sheet1.M5" chart:class="chart:line">
            <chart:data-point chart:repeated="12"/>
          </chart:series>
          <chart:series chart:style-name="ch8" chart:values-cell-range-address="Sheet1.N6:Sheet1.N17" chart:label-cell-address="Sheet1.N5:Sheet1.N5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00</text:p>
                <draw:g>
                  <svg:desc>Sheet1.L5:Sheet1.L5</svg:desc>
                </draw:g>
              </table:table-cell>
              <table:table-cell office:value-type="string">
                <text:p>3900</text:p>
                <draw:g>
                  <svg:desc>Sheet1.M5:Sheet1.M5</svg:desc>
                </draw:g>
              </table:table-cell>
              <table:table-cell office:value-type="string">
                <text:p>4200</text:p>
                <draw:g>
                  <svg:desc>Sheet1.N5:Sheet1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*1</text:p>
                <draw:g>
                  <svg:desc>Sheet1.K6:Sheet1.K17</svg:desc>
                </draw:g>
              </table:table-cell>
              <table:table-cell office:value-type="float" office:value="21.842494">
                <text:p>21.842494</text:p>
                <draw:g>
                  <svg:desc>Sheet1.L6:Sheet1.L17</svg:desc>
                </draw:g>
              </table:table-cell>
              <table:table-cell office:value-type="float" office:value="27.89133">
                <text:p>27.89133</text:p>
                <draw:g>
                  <svg:desc>Sheet1.M6:Sheet1.M17</svg:desc>
                </draw:g>
              </table:table-cell>
              <table:table-cell office:value-type="float" office:value="34.781394">
                <text:p>34.781394</text:p>
                <draw:g>
                  <svg:desc>Sheet1.N6:Sheet1.N17</svg:desc>
                </draw:g>
              </table:table-cell>
            </table:table-row>
            <table:table-row>
              <table:table-cell office:value-type="string">
                <text:p>2*1</text:p>
              </table:table-cell>
              <table:table-cell office:value-type="float" office:value="11.50874375">
                <text:p>11.50874375</text:p>
              </table:table-cell>
              <table:table-cell office:value-type="float" office:value="15.7151575">
                <text:p>15.7151575</text:p>
              </table:table-cell>
              <table:table-cell office:value-type="float" office:value="21.6826681818182">
                <text:p>21.6826681818182</text:p>
              </table:table-cell>
            </table:table-row>
            <table:table-row>
              <table:table-cell office:value-type="string">
                <text:p>3*1</text:p>
              </table:table-cell>
              <table:table-cell office:value-type="float" office:value="9.40027631578947">
                <text:p>9.40027631578947</text:p>
              </table:table-cell>
              <table:table-cell office:value-type="float" office:value="13.3737214285714">
                <text:p>13.3737214285714</text:p>
              </table:table-cell>
              <table:table-cell office:value-type="float" office:value="18.3887456692913">
                <text:p>18.3887456692913</text:p>
              </table:table-cell>
            </table:table-row>
            <table:table-row>
              <table:table-cell office:value-type="string">
                <text:p>2*2</text:p>
              </table:table-cell>
              <table:table-cell office:value-type="float" office:value="7.27095">
                <text:p>7.27095</text:p>
              </table:table-cell>
              <table:table-cell office:value-type="float" office:value="10.0598066666667">
                <text:p>10.0598066666667</text:p>
              </table:table-cell>
              <table:table-cell office:value-type="float" office:value="13.5414778443114">
                <text:p>13.5414778443114</text:p>
              </table:table-cell>
            </table:table-row>
            <table:table-row>
              <table:table-cell office:value-type="string">
                <text:p>5*1</text:p>
              </table:table-cell>
              <table:table-cell office:value-type="float" office:value="8.44074821428571">
                <text:p>8.44074821428571</text:p>
              </table:table-cell>
              <table:table-cell office:value-type="float" office:value="11.236843125">
                <text:p>11.236843125</text:p>
              </table:table-cell>
              <table:table-cell office:value-type="float" office:value="15.5241296551724">
                <text:p>15.5241296551724</text:p>
              </table:table-cell>
            </table:table-row>
            <table:table-row>
              <table:table-cell office:value-type="string">
                <text:p>3*2</text:p>
              </table:table-cell>
              <table:table-cell office:value-type="float" office:value="7.1986056122449">
                <text:p>7.1986056122449</text:p>
              </table:table-cell>
              <table:table-cell office:value-type="float" office:value="9.06746368421053">
                <text:p>9.06746368421053</text:p>
              </table:table-cell>
              <table:table-cell office:value-type="float" office:value="12.7258843023256">
                <text:p>12.7258843023256</text:p>
              </table:table-cell>
            </table:table-row>
            <table:table-row>
              <table:table-cell office:value-type="string">
                <text:p>4*2</text:p>
              </table:table-cell>
              <table:table-cell office:value-type="float" office:value="6.78884682926829">
                <text:p>6.78884682926829</text:p>
              </table:table-cell>
              <table:table-cell office:value-type="float" office:value="8.870189">
                <text:p>8.870189</text:p>
              </table:table-cell>
              <table:table-cell office:value-type="float" office:value="11.8000112299465">
                <text:p>11.8000112299465</text:p>
              </table:table-cell>
            </table:table-row>
            <table:table-row>
              <table:table-cell office:value-type="string">
                <text:p>3*3</text:p>
              </table:table-cell>
              <table:table-cell office:value-type="float" office:value="5.95395958333333">
                <text:p>5.95395958333333</text:p>
              </table:table-cell>
              <table:table-cell office:value-type="float" office:value="7.89155260869565">
                <text:p>7.89155260869565</text:p>
              </table:table-cell>
              <table:table-cell office:value-type="float" office:value="10.5630353211009">
                <text:p>10.5630353211009</text:p>
              </table:table-cell>
            </table:table-row>
            <table:table-row>
              <table:table-cell office:value-type="string">
                <text:p>5*2</text:p>
              </table:table-cell>
              <table:table-cell office:value-type="float" office:value="6.31684343891403">
                <text:p>6.31684343891403</text:p>
              </table:table-cell>
              <table:table-cell office:value-type="float" office:value="8.56140428571429">
                <text:p>8.56140428571429</text:p>
              </table:table-cell>
              <table:table-cell office:value-type="float" office:value="11.8473621052632">
                <text:p>11.8473621052632</text:p>
              </table:table-cell>
            </table:table-row>
            <table:table-row>
              <table:table-cell office:value-type="string">
                <text:p>4*3</text:p>
              </table:table-cell>
              <table:table-cell office:value-type="float" office:value="5.04642597864769">
                <text:p>5.04642597864769</text:p>
              </table:table-cell>
              <table:table-cell office:value-type="float" office:value="6.15292178571429">
                <text:p>6.15292178571429</text:p>
              </table:table-cell>
              <table:table-cell office:value-type="float" office:value="8.25981924528302">
                <text:p>8.25981924528302</text:p>
              </table:table-cell>
            </table:table-row>
            <table:table-row>
              <table:table-cell office:value-type="string">
                <text:p>5*3</text:p>
              </table:table-cell>
              <table:table-cell office:value-type="float" office:value="4.62598918032787">
                <text:p>4.62598918032787</text:p>
              </table:table-cell>
              <table:table-cell office:value-type="float" office:value="5.81651737704918">
                <text:p>5.81651737704918</text:p>
              </table:table-cell>
              <table:table-cell office:value-type="float" office:value="7.74246350877193">
                <text:p>7.74246350877193</text:p>
              </table:table-cell>
            </table:table-row>
            <table:table-row>
              <table:table-cell office:value-type="string">
                <text:p>4*4</text:p>
              </table:table-cell>
              <table:table-cell office:value-type="float" office:value="4.21731393939394">
                <text:p>4.21731393939394</text:p>
              </table:table-cell>
              <table:table-cell office:value-type="float" office:value="5.6720534375">
                <text:p>5.6720534375</text:p>
              </table:table-cell>
              <table:table-cell office:value-type="float" office:value="7.42819903225806">
                <text:p>7.428199032258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79cm" svg:height="8.998cm" xlink:href=".." xlink:type="simple" chart:class="chart:line" chart:style-name="ch1">
        <chart:legend chart:legend-position="end" svg:x="13.894cm" svg:y="3.663cm" style:legend-expansion="high" chart:style-name="ch2"/>
        <chart:plot-area chart:style-name="ch3" table:cell-range-address="Sheet1.K23:Sheet1.N34 Sheet1.L22:Sheet1.N22" chart:data-source-has-labels="both" svg:x="0.769cm" svg:y="0.851cm" svg:width="12.487cm" svg:height="7.548cm">
          <chartooo:coordinate-region svg:x="1.205cm" svg:y="1.064cm" svg:width="11.798cm" svg:height="6.662cm"/>
          <chart:axis chart:dimension="x" chart:name="primary-x" chart:style-name="ch4" chartooo:axis-type="auto">
            <chartooo:date-scale/>
            <chart:categories table:cell-range-address="Sheet1.K23:Sheet1.K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23:Sheet1.L34" chart:label-cell-address="Sheet1.L22:Sheet1.L22" chart:class="chart:line">
            <chart:data-point chart:repeated="12"/>
          </chart:series>
          <chart:series chart:style-name="ch7" chart:values-cell-range-address="Sheet1.M23:Sheet1.M34" chart:label-cell-address="Sheet1.M22:Sheet1.M22" chart:class="chart:line">
            <chart:data-point chart:repeated="12"/>
          </chart:series>
          <chart:series chart:style-name="ch8" chart:values-cell-range-address="Sheet1.N23:Sheet1.N34" chart:label-cell-address="Sheet1.N22:Sheet1.N22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00</text:p>
                <draw:g>
                  <svg:desc>Sheet1.L22:Sheet1.L22</svg:desc>
                </draw:g>
              </table:table-cell>
              <table:table-cell office:value-type="string">
                <text:p>3900</text:p>
                <draw:g>
                  <svg:desc>Sheet1.M22:Sheet1.M22</svg:desc>
                </draw:g>
              </table:table-cell>
              <table:table-cell office:value-type="string">
                <text:p>4200</text:p>
                <draw:g>
                  <svg:desc>Sheet1.N22:Sheet1.N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*1</text:p>
                <draw:g>
                  <svg:desc>Sheet1.K23:Sheet1.K34</svg:desc>
                </draw:g>
              </table:table-cell>
              <table:table-cell office:value-type="float" office:value="1">
                <text:p>1</text:p>
                <draw:g>
                  <svg:desc>Sheet1.L23:Sheet1.L34</svg:desc>
                </draw:g>
              </table:table-cell>
              <table:table-cell office:value-type="float" office:value="1">
                <text:p>1</text:p>
                <draw:g>
                  <svg:desc>Sheet1.M23:Sheet1.M34</svg:desc>
                </draw:g>
              </table:table-cell>
              <table:table-cell office:value-type="float" office:value="1">
                <text:p>1</text:p>
                <draw:g>
                  <svg:desc>Sheet1.N23:Sheet1.N34</svg:desc>
                </draw:g>
              </table:table-cell>
            </table:table-row>
            <table:table-row>
              <table:table-cell office:value-type="string">
                <text:p>2*1</text:p>
              </table:table-cell>
              <table:table-cell office:value-type="float" office:value="1.89790427821455">
                <text:p>1.89790427821455</text:p>
              </table:table-cell>
              <table:table-cell office:value-type="float" office:value="1.77480435687647">
                <text:p>1.77480435687647</text:p>
              </table:table-cell>
              <table:table-cell office:value-type="float" office:value="1.60411042166691">
                <text:p>1.60411042166691</text:p>
              </table:table-cell>
            </table:table-row>
            <table:table-row>
              <table:table-cell office:value-type="string">
                <text:p>3*1</text:p>
              </table:table-cell>
              <table:table-cell office:value-type="float" office:value="2.32360127151917">
                <text:p>2.32360127151917</text:p>
              </table:table-cell>
              <table:table-cell office:value-type="float" office:value="2.08553244876279">
                <text:p>2.08553244876279</text:p>
              </table:table-cell>
              <table:table-cell office:value-type="float" office:value="1.89145005458876">
                <text:p>1.89145005458876</text:p>
              </table:table-cell>
            </table:table-row>
            <table:table-row>
              <table:table-cell office:value-type="string">
                <text:p>2*2</text:p>
              </table:table-cell>
              <table:table-cell office:value-type="float" office:value="3.0040770463282">
                <text:p>3.0040770463282</text:p>
              </table:table-cell>
              <table:table-cell office:value-type="float" office:value="2.77255129488903">
                <text:p>2.77255129488903</text:p>
              </table:table-cell>
              <table:table-cell office:value-type="float" office:value="2.56850798708143">
                <text:p>2.56850798708143</text:p>
              </table:table-cell>
            </table:table-row>
            <table:table-row>
              <table:table-cell office:value-type="string">
                <text:p>5*1</text:p>
              </table:table-cell>
              <table:table-cell office:value-type="float" office:value="2.58774381671902">
                <text:p>2.58774381671902</text:p>
              </table:table-cell>
              <table:table-cell office:value-type="float" office:value="2.48213218692594">
                <text:p>2.48213218692594</text:p>
              </table:table-cell>
              <table:table-cell office:value-type="float" office:value="2.24047304245564">
                <text:p>2.24047304245564</text:p>
              </table:table-cell>
            </table:table-row>
            <table:table-row>
              <table:table-cell office:value-type="string">
                <text:p>3*2</text:p>
              </table:table-cell>
              <table:table-cell office:value-type="float" office:value="3.03426735350603">
                <text:p>3.03426735350603</text:p>
              </table:table-cell>
              <table:table-cell office:value-type="float" office:value="3.07597923425578">
                <text:p>3.07597923425578</text:p>
              </table:table-cell>
              <table:table-cell office:value-type="float" office:value="2.73312197201446">
                <text:p>2.73312197201446</text:p>
              </table:table-cell>
            </table:table-row>
            <table:table-row>
              <table:table-cell office:value-type="string">
                <text:p>4*2</text:p>
              </table:table-cell>
              <table:table-cell office:value-type="float" office:value="3.21740857458029">
                <text:p>3.21740857458029</text:p>
              </table:table-cell>
              <table:table-cell office:value-type="float" office:value="3.14438959530626">
                <text:p>3.14438959530626</text:p>
              </table:table-cell>
              <table:table-cell office:value-type="float" office:value="2.94757295753503">
                <text:p>2.94757295753503</text:p>
              </table:table-cell>
            </table:table-row>
            <table:table-row>
              <table:table-cell office:value-type="string">
                <text:p>3*3</text:p>
              </table:table-cell>
              <table:table-cell office:value-type="float" office:value="3.66856605159746">
                <text:p>3.66856605159746</text:p>
              </table:table-cell>
              <table:table-cell office:value-type="float" office:value="3.53432732226441">
                <text:p>3.53432732226441</text:p>
              </table:table-cell>
              <table:table-cell office:value-type="float" office:value="3.29274616080475">
                <text:p>3.29274616080475</text:p>
              </table:table-cell>
            </table:table-row>
            <table:table-row>
              <table:table-cell office:value-type="string">
                <text:p>5*2</text:p>
              </table:table-cell>
              <table:table-cell office:value-type="float" office:value="3.45781785020068">
                <text:p>3.45781785020068</text:p>
              </table:table-cell>
              <table:table-cell office:value-type="float" office:value="3.2577984953403">
                <text:p>3.2577984953403</text:p>
              </table:table-cell>
              <table:table-cell office:value-type="float" office:value="2.93579226252808">
                <text:p>2.93579226252808</text:p>
              </table:table-cell>
            </table:table-row>
            <table:table-row>
              <table:table-cell office:value-type="string">
                <text:p>4*3</text:p>
              </table:table-cell>
              <table:table-cell office:value-type="float" office:value="4.32830959820265">
                <text:p>4.32830959820265</text:p>
              </table:table-cell>
              <table:table-cell office:value-type="float" office:value="4.53302202942957">
                <text:p>4.53302202942957</text:p>
              </table:table-cell>
              <table:table-cell office:value-type="float" office:value="4.21091466618508">
                <text:p>4.21091466618508</text:p>
              </table:table-cell>
            </table:table-row>
            <table:table-row>
              <table:table-cell office:value-type="string">
                <text:p>5*3</text:p>
              </table:table-cell>
              <table:table-cell office:value-type="float" office:value="4.72169154499663">
                <text:p>4.72169154499663</text:p>
              </table:table-cell>
              <table:table-cell office:value-type="float" office:value="4.79519413284204">
                <text:p>4.79519413284204</text:p>
              </table:table-cell>
              <table:table-cell office:value-type="float" office:value="4.49229033635017">
                <text:p>4.49229033635017</text:p>
              </table:table-cell>
            </table:table-row>
            <table:table-row>
              <table:table-cell office:value-type="string">
                <text:p>4*4</text:p>
              </table:table-cell>
              <table:table-cell office:value-type="float" office:value="5.17924307127558">
                <text:p>5.17924307127558</text:p>
              </table:table-cell>
              <table:table-cell office:value-type="float" office:value="4.917324970107">
                <text:p>4.917324970107</text:p>
              </table:table-cell>
              <table:table-cell office:value-type="float" office:value="4.6823454580251">
                <text:p>4.6823454580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664cm" style:legend-expansion="high" chart:style-name="ch2"/>
        <chart:plot-area chart:style-name="ch3" table:cell-range-address="Sheet1.K40:Sheet1.N51 Sheet1.L39:Sheet1.N39" chart:data-source-has-labels="both" svg:x="0.77cm" svg:y="0.855cm" svg:width="12.505cm" svg:height="7.545cm">
          <chartooo:coordinate-region svg:x="1.497cm" svg:y="1.068cm" svg:width="11.525cm" svg:height="6.659cm"/>
          <chart:axis chart:dimension="x" chart:name="primary-x" chart:style-name="ch4" chartooo:axis-type="auto">
            <chartooo:date-scale/>
            <chart:categories table:cell-range-address="Sheet1.K40:Sheet1.K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0:Sheet1.L51" chart:label-cell-address="Sheet1.L39:Sheet1.L39" chart:class="chart:line">
            <chart:data-point chart:repeated="12"/>
          </chart:series>
          <chart:series chart:style-name="ch7" chart:values-cell-range-address="Sheet1.M40:Sheet1.M51" chart:label-cell-address="Sheet1.M39:Sheet1.M39" chart:class="chart:line">
            <chart:data-point chart:repeated="12"/>
          </chart:series>
          <chart:series chart:style-name="ch8" chart:values-cell-range-address="Sheet1.N40:Sheet1.N51" chart:label-cell-address="Sheet1.N39:Sheet1.N39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600</text:p>
                <draw:g>
                  <svg:desc>Sheet1.L39:Sheet1.L39</svg:desc>
                </draw:g>
              </table:table-cell>
              <table:table-cell office:value-type="string">
                <text:p>3900</text:p>
                <draw:g>
                  <svg:desc>Sheet1.M39:Sheet1.M39</svg:desc>
                </draw:g>
              </table:table-cell>
              <table:table-cell office:value-type="string">
                <text:p>4200</text:p>
                <draw:g>
                  <svg:desc>Sheet1.N39:Sheet1.N3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*1</text:p>
                <draw:g>
                  <svg:desc>Sheet1.K40:Sheet1.K51</svg:desc>
                </draw:g>
              </table:table-cell>
              <table:table-cell office:value-type="float" office:value="1">
                <text:p>1</text:p>
                <draw:g>
                  <svg:desc>Sheet1.L40:Sheet1.L51</svg:desc>
                </draw:g>
              </table:table-cell>
              <table:table-cell office:value-type="float" office:value="1">
                <text:p>1</text:p>
                <draw:g>
                  <svg:desc>Sheet1.M40:Sheet1.M51</svg:desc>
                </draw:g>
              </table:table-cell>
              <table:table-cell office:value-type="float" office:value="1">
                <text:p>1</text:p>
                <draw:g>
                  <svg:desc>Sheet1.N40:Sheet1.N51</svg:desc>
                </draw:g>
              </table:table-cell>
            </table:table-row>
            <table:table-row>
              <table:table-cell office:value-type="string">
                <text:p>2*1</text:p>
              </table:table-cell>
              <table:table-cell office:value-type="float" office:value="0.948952139107277">
                <text:p>0.948952139107277</text:p>
              </table:table-cell>
              <table:table-cell office:value-type="float" office:value="0.887402178438237">
                <text:p>0.887402178438237</text:p>
              </table:table-cell>
              <table:table-cell office:value-type="float" office:value="0.802055210833454">
                <text:p>0.802055210833454</text:p>
              </table:table-cell>
            </table:table-row>
            <table:table-row>
              <table:table-cell office:value-type="string">
                <text:p>3*1</text:p>
              </table:table-cell>
              <table:table-cell office:value-type="float" office:value="0.774533757173058">
                <text:p>0.774533757173058</text:p>
              </table:table-cell>
              <table:table-cell office:value-type="float" office:value="0.695177482920931">
                <text:p>0.695177482920931</text:p>
              </table:table-cell>
              <table:table-cell office:value-type="float" office:value="0.630483351529588">
                <text:p>0.630483351529588</text:p>
              </table:table-cell>
            </table:table-row>
            <table:table-row>
              <table:table-cell office:value-type="string">
                <text:p>2*2</text:p>
              </table:table-cell>
              <table:table-cell office:value-type="float" office:value="0.751019261582049">
                <text:p>0.751019261582049</text:p>
              </table:table-cell>
              <table:table-cell office:value-type="float" office:value="0.693137823722258">
                <text:p>0.693137823722258</text:p>
              </table:table-cell>
              <table:table-cell office:value-type="float" office:value="0.642126996770358">
                <text:p>0.642126996770358</text:p>
              </table:table-cell>
            </table:table-row>
            <table:table-row>
              <table:table-cell office:value-type="string">
                <text:p>5*1</text:p>
              </table:table-cell>
              <table:table-cell office:value-type="float" office:value="0.517548763343805">
                <text:p>0.517548763343805</text:p>
              </table:table-cell>
              <table:table-cell office:value-type="float" office:value="0.496426437385189">
                <text:p>0.496426437385189</text:p>
              </table:table-cell>
              <table:table-cell office:value-type="float" office:value="0.448094608491128">
                <text:p>0.448094608491128</text:p>
              </table:table-cell>
            </table:table-row>
            <table:table-row>
              <table:table-cell office:value-type="string">
                <text:p>3*2</text:p>
              </table:table-cell>
              <table:table-cell office:value-type="float" office:value="0.505711225584339">
                <text:p>0.505711225584339</text:p>
              </table:table-cell>
              <table:table-cell office:value-type="float" office:value="0.512663205709297">
                <text:p>0.512663205709297</text:p>
              </table:table-cell>
              <table:table-cell office:value-type="float" office:value="0.455520328669077">
                <text:p>0.455520328669077</text:p>
              </table:table-cell>
            </table:table-row>
            <table:table-row>
              <table:table-cell office:value-type="string">
                <text:p>4*2</text:p>
              </table:table-cell>
              <table:table-cell office:value-type="float" office:value="0.402176071822536">
                <text:p>0.402176071822536</text:p>
              </table:table-cell>
              <table:table-cell office:value-type="float" office:value="0.393048699413282">
                <text:p>0.393048699413282</text:p>
              </table:table-cell>
              <table:table-cell office:value-type="float" office:value="0.368446619691878">
                <text:p>0.368446619691878</text:p>
              </table:table-cell>
            </table:table-row>
            <table:table-row>
              <table:table-cell office:value-type="string">
                <text:p>3*3</text:p>
              </table:table-cell>
              <table:table-cell office:value-type="float" office:value="0.407618450177495">
                <text:p>0.407618450177495</text:p>
              </table:table-cell>
              <table:table-cell office:value-type="float" office:value="0.392703035807156">
                <text:p>0.392703035807156</text:p>
              </table:table-cell>
              <table:table-cell office:value-type="float" office:value="0.365860684533861">
                <text:p>0.365860684533861</text:p>
              </table:table-cell>
            </table:table-row>
            <table:table-row>
              <table:table-cell office:value-type="string">
                <text:p>5*2</text:p>
              </table:table-cell>
              <table:table-cell office:value-type="float" office:value="0.345781785020068">
                <text:p>0.345781785020068</text:p>
              </table:table-cell>
              <table:table-cell office:value-type="float" office:value="0.32577984953403">
                <text:p>0.32577984953403</text:p>
              </table:table-cell>
              <table:table-cell office:value-type="float" office:value="0.293579226252808">
                <text:p>0.293579226252808</text:p>
              </table:table-cell>
            </table:table-row>
            <table:table-row>
              <table:table-cell office:value-type="string">
                <text:p>4*3</text:p>
              </table:table-cell>
              <table:table-cell office:value-type="float" office:value="0.360692466516888">
                <text:p>0.360692466516888</text:p>
              </table:table-cell>
              <table:table-cell office:value-type="float" office:value="0.377751835785798">
                <text:p>0.377751835785798</text:p>
              </table:table-cell>
              <table:table-cell office:value-type="float" office:value="0.350909555515423">
                <text:p>0.350909555515423</text:p>
              </table:table-cell>
            </table:table-row>
            <table:table-row>
              <table:table-cell office:value-type="string">
                <text:p>5*3</text:p>
              </table:table-cell>
              <table:table-cell office:value-type="float" office:value="0.314779436333109">
                <text:p>0.314779436333109</text:p>
              </table:table-cell>
              <table:table-cell office:value-type="float" office:value="0.319679608856136">
                <text:p>0.319679608856136</text:p>
              </table:table-cell>
              <table:table-cell office:value-type="float" office:value="0.299486022423345">
                <text:p>0.299486022423345</text:p>
              </table:table-cell>
            </table:table-row>
            <table:table-row>
              <table:table-cell office:value-type="string">
                <text:p>4*4</text:p>
              </table:table-cell>
              <table:table-cell office:value-type="float" office:value="0.323702691954724">
                <text:p>0.323702691954724</text:p>
              </table:table-cell>
              <table:table-cell office:value-type="float" office:value="0.307332810631688">
                <text:p>0.307332810631688</text:p>
              </table:table-cell>
              <table:table-cell office:value-type="float" office:value="0.292646591126569">
                <text:p>0.2926465911265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